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2" svg:font-family="'DejaVu Sans'"/>
    <style:font-face style:font-family-generic="swiss" style:name="Ubuntu" svg:font-family="Ubuntu"/>
    <style:font-face style:font-pitch="variable" style:name="DejaVu Sans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UrbanBody_20_">
      <style:paragraph-properties fo:margin-left="0.002cm" fo:margin-right="-0.335cm" fo:text-indent="0cm" style:auto-text-indent="false"/>
      <style:text-properties fo:font-size="9pt" officeooo:paragraph-rsid="001a75f6" style:font-name="Calibri1" style:font-size-asian="9pt" style:font-size-complex="9pt"/>
    </style:style>
    <style:style style:family="paragraph" style:name="P66" style:parent-style-name="UrbanBody_20_">
      <style:text-properties fo:font-size="10pt" officeooo:paragraph-rsid="001a75f6" style:font-name="Calibri1" style:font-size-asian="10pt" style:font-size-complex="10pt"/>
    </style:style>
    <style:style style:family="paragraph" style:name="P6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input-required="false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input-required="false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input-required="false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input-required="false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input-required="false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input-required="false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input-required="false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input-required="false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input-required="false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input-required="false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input-required="false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input-required="false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input-required="false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input-required="false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input-required="false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input-required="false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input-required="false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input-required="false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input-required="false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input-required="false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input-required="false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input-required="false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input-required="false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input-required="false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input-required="false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input-required="false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input-required="false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input-required="false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input-required="false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input-required="false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input-required="false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input-required="false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input-required="false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input-required="false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input-required="false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input-required="false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input-required="false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input-required="false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input-required="false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input-required="false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input-required="false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input-required="false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input-required="false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input-required="false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input-required="false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input-required="false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input-required="false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input-required="false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input-required="false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input-required="false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input-required="false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input-required="false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input-required="false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<text:s/>/ </text:span><text:span text:style-name="T36"><text:text-input text:description="">tool.getCurrentFolderManagerInitials()</text:text-input></text:span><text:s text:c="2"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8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8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8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draw:control="control104" draw:style-name="gr2" draw:text-style-name="P68" draw:z-index="103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draw:control="control103" draw:style-name="gr2" draw:text-style-name="P68" draw:z-index="102" svg:height="0.32cm" svg:width="0.331cm" svg:y="-0.302cm" text:anchor-type="as-char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8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8" draw:z-index="101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7"><text:span text:style-name="T67">do text if not licence_helper.folderCategory.count('UCP')</text:span></text:p></office:annotation></text:span><text:span text:style-name="T49"><draw:control draw:control="control63" draw:style-name="gr2" draw:text-style-name="P68" draw:z-index="62" svg:height="0.32cm" svg:width="0.331cm" svg:y="-0.302cm" text:anchor-type="as-char"/></text:span><text:span text:style-name="T49"><text:s/>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7"><text:span text:style-name="T67">do text if licence_helper.folderCategory.count('UCP')</text:span></text:p></office:annotation></text:span><text:span text:style-name="T51"><draw:control draw:control="control95" draw:style-name="gr2" draw:text-style-name="P68" draw:z-index="94" svg:height="0.32cm" svg:width="0.331cm" svg:y="-0.302cm" text:anchor-type="as-char"/></text:span><text:span text:style-name="T54"><text:s/>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8" draw:z-index="61" svg:height="0.32cm" svg:width="0.331cm" svg:y="-0.302cm" text:anchor-type="as-char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8" draw:z-index="63" svg:height="0.32cm" svg:width="0.331cm" svg:y="-0.302cm" text:anchor-type="as-char"/></text:span><text:span text:style-name="T49"><text:s/>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8" draw:z-index="64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8" draw:z-index="65" svg:height="0.32cm" svg:width="0.331cm" svg:y="-0.302cm" text:anchor-type="as-char"/></text:span><text:span text:style-name="T5"><text:s/>DIV</text:span> : autre demande <text:s text:c="19"/></text:p>
            <text:p text:style-name="P10"><text:bookmark text:name="Unknown6"/><text:span text:style-name="T5"><draw:control draw:control="control67" draw:style-name="gr2" draw:text-style-name="P68" draw:z-index="66" svg:height="0.32cm" svg:width="0.331cm" svg:y="-0.302cm" text:anchor-type="as-char"/></text:span><text:span text:style-name="T5"><text:s/>BCX :</text:span> dossiers contentieux</text:p>
            <text:p text:style-name="P11"><text:span text:style-name="T5"><draw:control draw:control="control68" draw:style-name="gr2" draw:text-style-name="P68" draw:z-index="67" svg:height="0.32cm" svg:width="0.331cm" svg:y="-0.302cm" text:anchor-type="as-char"/></text:span><text:span text:style-name="T5"><text:s/>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8" draw:z-index="68" svg:height="0.32cm" svg:width="0.331cm" svg:y="-0.302cm" text:anchor-type="as-char"/></text:span><text:span text:style-name="T63"><text:s/>PIC/PIUR</text:span><text:span text:style-name="T62"> : avec Urbanisme se</text:span></text:p>
            <text:p text:style-name="P11"><text:span text:style-name="T63"><draw:control draw:control="control70" draw:style-name="gr2" draw:text-style-name="P68" draw:z-index="69" svg:height="0.32cm" svg:width="0.331cm" svg:y="-0.302cm" text:anchor-type="as-char"/></text:span><text:span text:style-name="T63"><text:s/>PIC/PIEN</text:span><text:span text:style-name="T62"> : avec Environnement seul </text:span></text:p>
            <text:p text:style-name="P11"><text:span text:style-name="T62"><draw:control draw:control="control71" draw:style-name="gr2" draw:text-style-name="P68" draw:z-index="70" svg:height="0.32cm" svg:width="0.331cm" svg:y="-0.302cm" text:anchor-type="as-char"/></text:span><text:span text:style-name="T62"><text:s/>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7"><text:span text:style-name="T67">do text if not licence_helper.folderCategory.count('UCO:')</text:span></text:p></office:annotation><draw:control draw:control="control72" draw:style-name="gr2" draw:text-style-name="P68" draw:z-index="71" svg:height="0.32cm" svg:width="0.331cm" svg:y="-0.302cm" text:anchor-type="as-char"/><text:s/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7"><text:span text:style-name="T67">do text if licence_helper.folderCategory.count('UCO:')</text:span></text:p></office:annotation></text:span><text:span text:style-name="T56"><draw:control draw:control="control90" draw:style-name="gr2" draw:text-style-name="P68" draw:z-index="89" svg:height="0.32cm" svg:width="0.331cm" svg:y="-0.302cm" text:anchor-type="as-char"/></text:span><text:span text:style-name="T56"><text:s/>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7"><text:span text:style-name="T67">do text if not licence_helper.folderCategory.count('UCO/D')</text:span></text:p></office:annotation><draw:control draw:control="control73" draw:style-name="gr2" draw:text-style-name="P68" draw:z-index="72" svg:height="0.32cm" svg:width="0.331cm" svg:y="-0.302cm" text:anchor-type="as-char"/><text:s/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7"><text:span text:style-name="T67">do text if licence_helper.folderCategory.count('UCO/D')</text:span></text:p></office:annotation></text:span><text:span text:style-name="T56"><draw:control draw:control="control91" draw:style-name="gr2" draw:text-style-name="P68" draw:z-index="90" svg:height="0.32cm" svg:width="0.331cm" svg:y="-0.302cm" text:anchor-type="as-char"/></text:span><text:span text:style-name="T56"><text:s/>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8" draw:z-index="73" svg:height="0.32cm" svg:width="0.331cm" svg:y="-0.302cm" text:anchor-type="as-char"/><text:s/>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7"><text:span text:style-name="T67">do text if not licence_helper.folderCategory.count('UCO/A')</text:span></text:p></office:annotation></text:span><text:span text:style-name="T8"><draw:control draw:control="control75" draw:style-name="gr2" draw:text-style-name="P68" draw:z-index="74" svg:height="0.32cm" svg:width="0.331cm" svg:y="-0.302cm" text:anchor-type="as-char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7"><text:span text:style-name="T67">do text if licence_helper.folderCategory.count('UCO/A')</text:span></text:p></office:annotation></text:span><text:span text:style-name="T8"><draw:control draw:control="control92" draw:style-name="gr2" draw:text-style-name="P68" draw:z-index="91" svg:height="0.32cm" svg:width="0.331cm" svg:y="-0.302cm" text:anchor-type="as-char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7"><text:span text:style-name="T67">do text if not licence_helper.folderCategory.count('UCO/PD')</text:span></text:p></office:annotation></text:span><text:span text:style-name="T8"><draw:control draw:control="control76" draw:style-name="gr2" draw:text-style-name="P68" draw:z-index="75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7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draw:control="control93" draw:style-name="gr2" draw:text-style-name="P68" draw:z-index="92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draw:control="control77" draw:style-name="gr2" draw:text-style-name="P68" draw:z-index="76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draw:control="control94" draw:style-name="gr2" draw:text-style-name="P68" draw:z-index="93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8" draw:z-index="77" svg:height="0.32cm" svg:width="0.331cm" svg:y="-0.302cm" text:anchor-type="as-char"/></text:span><text:span text:style-name="T8"><text:s/>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8" draw:z-index="78" svg:height="0.32cm" svg:width="0.331cm" svg:y="-0.302cm" text:anchor-type="as-char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5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30 jours' in licence_helper.annoncedDelay</text:span></text:p></office:annotation><text:span text:style-name="T6"><draw:control draw:control="control96" draw:style-name="gr1" draw:text-style-name="P68" draw:z-index="95" svg:height="0.399cm" svg:width="0.447cm" text:anchor-type="as-char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75 jours' in licence_helper.annoncedDelay</text:span></text:p></office:annotation><text:span text:style-name="T6"><draw:control draw:control="control97" draw:style-name="gr1" draw:text-style-name="P68" draw:z-index="96" svg:height="0.399cm" svg:width="0.447cm" text:anchor-type="as-char"/></text:span><text:s/>7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text:span text:style-name="T6"><draw:control draw:control="control98" draw:style-name="gr1" draw:text-style-name="P68" draw:z-index="97" svg:height="0.399cm" svg:width="0.447cm" text:anchor-type="as-char"/></text:span><text:s/>11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4" draw:style-name="gr1" draw:text-style-name="P68" draw:z-index="113" svg:height="0.399cm" svg:width="0.447cm" text:anchor-type="as-char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5" draw:style-name="gr1" draw:text-style-name="P68" draw:z-index="114" svg:height="0.399cm" svg:width="0.447cm" text:anchor-type="as-char"/></text:span><text:s/>7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13" draw:style-name="gr1" draw:text-style-name="P68" draw:z-index="112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draw:control="control112" draw:style-name="gr2" draw:text-style-name="P68" draw:z-index="111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draw:control="control105" draw:style-name="gr2" draw:text-style-name="P68" draw:z-index="104" svg:height="0.32cm" svg:width="0.331cm" svg:y="-0.302cm" text:anchor-type="as-char"/></text:span><text:span text:style-name="T26"><text:s/>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0" draw:style-name="gr1" draw:text-style-name="P68" draw:z-index="109" svg:height="0.399cm" svg:width="0.447cm" text:anchor-type="as-char"/></text:span><text:s/>6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1" draw:style-name="gr1" draw:text-style-name="P68" draw:z-index="110" svg:height="0.399cm" svg:width="0.447cm" text:anchor-type="as-char"/></text:span><text:s/>10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09" draw:style-name="gr1" draw:text-style-name="P68" draw:z-index="108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7"><text:span text:style-name="T71">do row for folderZoneValue in self.getValuesForTemplate('folderZone')</text:span></text:p></office:annotation><draw:control draw:control="control122" draw:style-name="gr1" draw:text-style-name="P68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7"><text:span text:style-name="T67">do text if not licence_helper.divergence</text:span></text:p></office:annotation><draw:control draw:control="control147" draw:style-name="gr1" draw:text-style-name="P68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4"><office:annotation><dc:creator>Auteur inconnu</dc:creator><dc:date>2017-05-16T15:02:40</dc:date><text:p text:style-name="P67"><text:span text:style-name="T67">do text if licence_helper.divergence</text:span></text:p></office:annotation><draw:control draw:control="control148" draw:style-name="gr1" draw:text-style-name="P68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7"><text:span text:style-name="T67">do text if not licence_helper.derogation</text:span></text:p></office:annotation><draw:control draw:control="control149" draw:style-name="gr1" draw:text-style-name="P68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7"><text:span text:style-name="T67">do text if <text:s/>licence_helper.derogation</text:span></text:p></office:annotation><draw:control draw:control="control150" draw:style-name="gr1" draw:text-style-name="P68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Ann' in licence_helper.inquiry_type</text:span></text:p></office:annotation></text:span><text:span text:style-name="T10"><draw:control draw:control="control121" draw:style-name="gr1" draw:text-style-name="P68" draw:z-index="120" svg:height="0.399cm" svg:width="0.447cm" text:anchor-type="as-char"/></text:span><text:span text:style-name="T10"><text:s/>ANNONCE DE PROJET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Ann' in licence_helper.inquiry_type</text:span></text:p></office:annotation></text:span><text:span text:style-name="T38"><draw:control draw:control="control120" draw:style-name="gr1" draw:text-style-name="P68" draw:z-index="119" svg:height="0.399cm" svg:width="0.447cm" text:anchor-type="as-char"/></text:span><text:span text:style-name="T38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0"><draw:control draw:control="control119" draw:style-name="gr1" draw:text-style-name="P68" draw:z-index="118" svg:height="0.399cm" svg:width="0.447cm" text:anchor-type="as-char"/></text:span><text:span text:style-name="T10"><text:s/>ENQUETE PUBLIQUE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38"><draw:control draw:control="control118" draw:style-name="gr1" draw:text-style-name="P68" draw:z-index="117" svg:height="0.399cm" svg:width="0.447cm" text:anchor-type="as-char"/></text:span><text:span text:style-name="T38"><text:s/>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8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7"><text:span text:style-name="T67">do text if not self.getRoadCoating()</text:span></text:p></office:annotation><draw:control draw:control="control126" draw:style-name="gr1" draw:text-style-name="P68" draw:z-index="125" svg:height="0.399cm" svg:width="0.447cm" text:anchor-type="as-char"/>revêtement en </text:p>
                  <text:p text:style-name="P55"><office:annotation><dc:creator>Ngaha </dc:creator><dc:date>2015-06-16T14:04:23</dc:date><text:p text:style-name="P67"><text:span text:style-name="T67">do text if self.getRoadCoating()</text:span></text:p></office:annotation><draw:control draw:control="control125" draw:style-name="gr1" draw:text-style-name="P68" draw:z-index="124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7"><text:span text:style-name="T70">do text if not self.roadEquipments.__str__().count(u"'eau'")</text:span></text:p></office:annotation><draw:control draw:control="control127" draw:style-name="gr1" draw:text-style-name="P68" draw:z-index="126" svg:height="0.399cm" svg:width="0.447cm" text:anchor-type="as-char"/>eau</text:p>
                  <text:p text:style-name="P55"><office:annotation><dc:creator>Ngaha </dc:creator><dc:date>2015-06-16T13:41:59</dc:date><text:p text:style-name="P67"><text:span text:style-name="T67">do text if self.roadEquipments.__str__().count(u"'eau'")</text:span></text:p></office:annotation><draw:control draw:control="control128" draw:style-name="gr1" draw:text-style-name="P68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7"><text:span text:style-name="T67">do text if not self.roadEquipments.__str__().count(u"'electricite'")</text:span></text:p></office:annotation><draw:control draw:control="control129" draw:style-name="gr1" draw:text-style-name="P68" draw:z-index="128" svg:height="0.399cm" svg:width="0.447cm" text:anchor-type="as-char"/>électricité</text:p>
                  <text:p text:style-name="P55"><office:annotation><dc:creator>Ngaha </dc:creator><dc:date>2015-06-16T13:42:53</dc:date><text:p text:style-name="P67"><text:span text:style-name="T67">do text if self.roadEquipments.__str__().count(u"'electricite'")</text:span></text:p></office:annotation><draw:control draw:control="control130" draw:style-name="gr1" draw:text-style-name="P68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7"><text:span text:style-name="T67">do text if not self.roadEquipments.__str__().count(u"'epuration'")</text:span></text:p></office:annotation><draw:control draw:control="control132" draw:style-name="gr1" draw:text-style-name="P68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7"><text:span text:style-name="T67">do text if self.roadEquipments.__str__().count(u"'epuration'")</text:span></text:p></office:annotation><draw:control draw:control="control131" draw:style-name="gr1" draw:text-style-name="P68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7"><text:span text:style-name="T67">do text if not self.roadEquipments.__str__().count(u"'pascollecteeaux'")</text:span></text:p></office:annotation><draw:control draw:control="control133" draw:style-name="gr1" draw:text-style-name="P68" draw:z-index="132" svg:height="0.399cm" svg:width="0.447cm" text:anchor-type="as-char"/>pas d'égout</text:p>
                  <text:p text:style-name="P55"><office:annotation><dc:creator>Ngaha </dc:creator><dc:date>2015-06-16T14:13:36</dc:date><text:p text:style-name="P67"><text:span text:style-name="T67">do text if self.roadEquipments.__str__().count(u"'pascollecteeaux'")</text:span></text:p></office:annotation><draw:control draw:control="control134" draw:style-name="gr1" draw:text-style-name="P68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7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7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7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7"><text:span text:style-name="T67">do text if not 'class' in licence_helper.protectedBuilding</text:span></text:p></office:annotation><draw:control draw:control="control136" draw:style-name="gr1" draw:text-style-name="P68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7"><text:span text:style-name="T67">do text if <text:s/>'class' in licence_helper.protectedBuilding</text:span></text:p></office:annotation><draw:control draw:control="control135" draw:style-name="gr1" draw:text-style-name="P68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7"><text:span text:style-name="T67">do text if not 'zone de protection' in licence_helper.protectedBuilding</text:span></text:p></office:annotation><draw:control draw:control="control138" draw:style-name="gr1" draw:text-style-name="P68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7"><text:span text:style-name="T67">do text if 'zone de protection' in licence_helper.protectedBuilding</text:span></text:p></office:annotation><draw:control draw:control="control137" draw:style-name="gr1" draw:text-style-name="P68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7"><text:span text:style-name="T67">do text if not <text:s/>u"repris \xe0 l'inventaire" in licence_helper.protectedBuilding</text:span></text:p></office:annotation><draw:control draw:control="control139" draw:style-name="gr1" draw:text-style-name="P68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7"><text:span text:style-name="T67">do text if <text:s/>u"repris \xe0 l'inventaire" in licence_helper.protectedBuilding</text:span></text:p></office:annotation><draw:control draw:control="control140" draw:style-name="gr1" draw:text-style-name="P68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7"><text:span text:style-name="T67">do text if not u"\xe0 l'Atlas arch\xe9ologique" in licence_helper.protectedBuilding</text:span></text:p></office:annotation><draw:control draw:control="control141" draw:style-name="gr1" draw:text-style-name="P68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7"><text:span text:style-name="T67">do text if u"\xe0 l'Atlas arch\xe9ologique" in licence_helper.protectedBuilding</text:span></text:p></office:annotation><draw:control draw:control="control142" draw:style-name="gr1" draw:text-style-name="P68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draw:control="control124" draw:style-name="gr1" draw:text-style-name="P68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draw:control="control123" draw:style-name="gr1" draw:text-style-name="P68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8" draw:z-index="85" svg:height="0.399cm" svg:width="0.447cm" text:anchor-type="as-char"/>favorable <text:s text:c="3"/><text:bookmark text:name="Unknown55"/><draw:control draw:control="control85" draw:style-name="gr1" draw:text-style-name="P68" draw:z-index="84" svg:height="0.399cm" svg:width="0.447cm" text:anchor-type="as-char"/>favorable conditionnel <text:s text:c="4"/><text:bookmark text:name="Unknown56"/><draw:control draw:control="control84" draw:style-name="gr1" draw:text-style-name="P68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8" draw:z-index="86" svg:height="0.399cm" svg:width="0.447cm" text:anchor-type="as-char"/>du <text:s/>…………………… <text:s text:c="5"/><text:bookmark text:name="Unknown58"/><draw:control draw:control="control89" draw:style-name="gr1" draw:text-style-name="P68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8" draw:z-index="87" svg:height="0.399cm" svg:width="0.447cm" text:anchor-type="as-char"/><text:s/>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<text:s/>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7"><text:span text:style-name="T70">do text if not self.folderCategory.count('UCO')</text:span></text:p></office:annotation><draw:control draw:control="control2" draw:style-name="gr1" draw:text-style-name="P68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7"><text:span text:style-name="T67">do text if not self.folderCategory.count('UCO')</text:span></text:p></office:annotation><draw:control draw:control="control17" draw:style-name="gr1" draw:text-style-name="P68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7"><text:span text:style-name="T67">do text if not self.folderCategory.startswith('CU1')</text:span></text:p></office:annotation><draw:control draw:control="control3" draw:style-name="gr1" draw:text-style-name="P68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7"><text:span text:style-name="T67">do text if self.folderCategory.startswith('CU1')</text:span></text:p></office:annotation><draw:control draw:control="control20" draw:style-name="gr1" draw:text-style-name="P68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7"><text:span text:style-name="T67">do text if not self.folderCategory.startswith('CU2')</text:span></text:p></office:annotation><draw:control draw:control="control4" draw:style-name="gr1" draw:text-style-name="P68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7"><text:span text:style-name="T67">do text if self.folderCategory.startswith('CU2')</text:span></text:p></office:annotation><draw:control draw:control="control21" draw:style-name="gr1" draw:text-style-name="P68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7"><text:span text:style-name="T67">do text if not self.folderCategory.startswith('PU')</text:span></text:p></office:annotation><draw:control draw:control="control5" draw:style-name="gr1" draw:text-style-name="P68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7"><text:span text:style-name="T67">do text if self.folderCategory.startswith('PU')</text:span></text:p></office:annotation></text:span><text:span text:style-name="T10"><draw:control draw:control="control22" draw:style-name="gr1" draw:text-style-name="P68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7"><text:span text:style-name="T67">do text if not self.folderCategory.startswith('DIV')</text:span></text:p></office:annotation><draw:control draw:control="control6" draw:style-name="gr1" draw:text-style-name="P68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7"><text:span text:style-name="T67">do text if self.folderCategory.startswith('DIV')</text:span></text:p></office:annotation></text:span><text:span text:style-name="T10"><draw:control draw:control="control23" draw:style-name="gr1" draw:text-style-name="P68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7"><text:span text:style-name="T67">do text if not self.folderCategory.startswith('UCP')</text:span></text:p></office:annotation><draw:control draw:control="control7" draw:style-name="gr1" draw:text-style-name="P68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7"><text:span text:style-name="T67">do text if self.folderCategory.startswith('UCP')</text:span></text:p></office:annotation></text:span><text:span text:style-name="T10"><draw:control draw:control="control24" draw:style-name="gr1" draw:text-style-name="P68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7"><text:span text:style-name="T67">do text if not self.folderCategory.startswith('LCP')</text:span></text:p></office:annotation><draw:control draw:control="control8" draw:style-name="gr1" draw:text-style-name="P68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7"><text:span text:style-name="T67">do text if self.folderCategory.startswith('LCP')</text:span></text:p></office:annotation></text:span><text:span text:style-name="T10"><draw:control draw:control="control25" draw:style-name="gr1" draw:text-style-name="P68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8" draw:z-index="57" svg:height="0.399cm" svg:width="0.447cm" text:anchor-type="as-char"/><text:s/>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7"><text:span text:style-name="T67">do text if not self.folderCategory.startswith('UAP')</text:span></text:p></office:annotation></text:span><text:span text:style-name="T10"><draw:control draw:control="control18" draw:style-name="gr1" draw:text-style-name="P68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7"><text:span text:style-name="T67">do text if self.folderCategory.startswith('UAP')</text:span></text:p></office:annotation></text:span><text:span text:style-name="T10"><draw:control draw:control="control19" draw:style-name="gr1" draw:text-style-name="P68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7"><text:span text:style-name="T67">do text if not self.folderCategory.startswith('UDC ')</text:span></text:p></office:annotation><draw:control draw:control="control9" draw:style-name="gr1" draw:text-style-name="P68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7"><text:span text:style-name="T67">do text if self.folderCategory.startswith('UDC ')</text:span></text:p></office:annotation></text:span><text:span text:style-name="T10"><draw:control draw:control="control26" draw:style-name="gr1" draw:text-style-name="P68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7"><text:span text:style-name="T67">do text if not self.folderCategory.startswith('UDC/D')</text:span></text:p></office:annotation><draw:control draw:control="control10" draw:style-name="gr1" draw:text-style-name="P68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7"><text:span text:style-name="T67">do text if self.folderCategory.startswith('UDC/D')</text:span></text:p></office:annotation></text:span><text:span text:style-name="T14"><draw:control draw:control="control27" draw:style-name="gr1" draw:text-style-name="P68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7"><text:span text:style-name="T67">do text if not self.folderCategory.startswith('LAP')</text:span></text:p></office:annotation><draw:control draw:control="control11" draw:style-name="gr1" draw:text-style-name="P68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7"><text:span text:style-name="T67">do text if self.folderCategory.startswith('LAP')</text:span></text:p></office:annotation></text:span><text:span text:style-name="T10"><draw:control draw:control="control28" draw:style-name="gr1" draw:text-style-name="P68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7"><text:span text:style-name="T67">do text if not self.folderCategory.startswith('LAP/M')</text:span></text:p></office:annotation><draw:control draw:control="control12" draw:style-name="gr1" draw:text-style-name="P68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7"><text:span text:style-name="T67">do text if self.folderCategory.startswith('LAP/M')</text:span></text:p></office:annotation></text:span><text:span text:style-name="T10"><draw:control draw:control="control29" draw:style-name="gr1" draw:text-style-name="P68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7"><text:span text:style-name="T67">do text if not self.folderCategory.startswith('LLDC')</text:span></text:p></office:annotation><draw:control draw:control="control13" draw:style-name="gr1" draw:text-style-name="P68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folderCategory.startswith('LLDC')</text:span></text:p></office:annotation></text:span><text:span text:style-name="T10"><draw:control draw:control="control30" draw:style-name="gr1" draw:text-style-name="P68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7"><text:span text:style-name="T67">do text if not self.folderCategory.startswith('LLDC/M')</text:span></text:p></office:annotation><draw:control draw:control="control14" draw:style-name="gr1" draw:text-style-name="P68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7"><text:span text:style-name="T67">do text if self.folderCategory.startswith('LLDC/M')</text:span></text:p></office:annotation></text:span><text:span text:style-name="T10"><draw:control draw:control="control31" draw:style-name="gr1" draw:text-style-name="P68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8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8" draw:z-index="59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66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7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7"><text:span text:style-name="T67">do text if not self.isInPCA</text:span></text:p></office:annotation><draw:control draw:control="control41" draw:style-name="gr1" draw:text-style-name="P68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7"><text:span text:style-name="T67">do text if self.isInPCA</text:span></text:p></office:annotation><draw:control draw:control="control42" draw:style-name="gr1" draw:text-style-name="P68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7"><text:span text:style-name="T67">do text</text:span></text:p><text:p text:style-name="P67"><text:span text:style-name="T67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7"><text:span text:style-name="T67">do text if not self.isInSubdivision</text:span></text:p></office:annotation><text:s/><draw:control draw:control="control43" draw:style-name="gr1" draw:text-style-name="P68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7"><text:span text:style-name="T67">do text if self.isInSubdivision</text:span></text:p></office:annotation><text:s/><draw:control draw:control="control44" draw:style-name="gr1" draw:text-style-name="P68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7"><text:span text:style-name="T67">do text</text:span></text:p><text:p text:style-name="P67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7"><text:span text:style-name="T67">do text if not derogation.count(u'au Plan de secteur')</text:span></text:p></office:annotation><draw:control draw:control="control49" draw:style-name="gr1" draw:text-style-name="P68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7"><text:span text:style-name="T67">do text if self.derogation.count(u'au Plan de secteur')</text:span></text:p></office:annotation><draw:control draw:control="control50" draw:style-name="gr1" draw:text-style-name="P68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7"><text:span text:style-name="T67">do text if not self.derogation.count(u"au Plan Communal d'Am\xe9nagement")</text:span></text:p></office:annotation><draw:control draw:control="control48" draw:style-name="gr1" draw:text-style-name="P68" draw:z-index="47" svg:height="0.399cm" svg:width="0.447cm" text:anchor-type="as-char"/>au PCA.</text:p>
                  <text:p text:style-name="P42"><office:annotation><dc:creator>Ngaha </dc:creator><dc:date>2015-06-16T10:30:51</dc:date><text:p text:style-name="P67"><text:span text:style-name="T67">do text if self.derogation.count(u"au Plan Communal d'Am\xe9nagement")</text:span></text:p></office:annotation><draw:control draw:control="control51" draw:style-name="gr1" draw:text-style-name="P68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7"><text:span text:style-name="T67">do text if not self.derogation.count(u"au Lotissement")</text:span></text:p></office:annotation><draw:control draw:control="control47" draw:style-name="gr1" draw:text-style-name="P68" draw:z-index="46" svg:height="0.399cm" svg:width="0.447cm" text:anchor-type="as-char"/>au lotissement</text:p>
                  <text:p text:style-name="P42"><office:annotation><dc:creator>Ngaha </dc:creator><dc:date>2015-06-16T10:35:59</dc:date><text:p text:style-name="P67"><text:span text:style-name="T67">do text if self.derogation.count(u"au Lotissement")</text:span></text:p></office:annotation><draw:control draw:control="control52" draw:style-name="gr1" draw:text-style-name="P68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7"><text:span text:style-name="T67">do text if not self.derogation.count(u"au R\xe8glement Communal d'Urbanisme")</text:span></text:p></office:annotation><draw:control draw:control="control46" draw:style-name="gr1" draw:text-style-name="P68" draw:z-index="45" svg:height="0.399cm" svg:width="0.447cm" text:anchor-type="as-char"/>au RCU</text:p>
                  <text:p text:style-name="P42"><office:annotation><dc:creator>Ngaha </dc:creator><dc:date>2015-06-16T10:37:48</dc:date><text:p text:style-name="P67"><text:span text:style-name="T67">do text if self.derogation.count(u"au R\xe8glement Communal d'Urbanisme")</text:span></text:p></office:annotation><draw:control draw:control="control53" draw:style-name="gr1" draw:text-style-name="P68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7"><text:span text:style-name="T67">do text if not self.derogation.count(u"au R\xe8glement R\xe9gional d'Urbanisme")</text:span></text:p></office:annotation><text:s/><draw:control draw:control="control45" draw:style-name="gr1" draw:text-style-name="P68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7"><text:span text:style-name="T67">do text if self.derogation.count(u"au R\xe8glement R\xe9gional d'Urbanisme")</text:span></text:p></office:annotation><text:s/><draw:control draw:control="control54" draw:style-name="gr1" draw:text-style-name="P68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7"><text:span text:style-name="T67">do text if not self.investigationStart</text:span></text:p></office:annotation><text:s/><draw:control draw:control="control32" draw:style-name="gr1" draw:text-style-name="P68" draw:z-index="31" svg:height="0.399cm" svg:width="0.447cm" text:anchor-type="as-char"/>oui <text:s/><draw:control draw:control="control33" draw:style-name="gr1" draw:text-style-name="P68" draw:z-index="32" svg:height="0.399cm" svg:width="0.447cm" text:anchor-type="as-char"/>du <text:s text:c="14"/>au <text:s text:c="14"/>Réclamation ? <text:s/><draw:control draw:control="control34" draw:style-name="gr1" draw:text-style-name="P68" draw:z-index="33" svg:height="0.399cm" svg:width="0.447cm" text:anchor-type="as-char"/></text:p>
            <text:p text:style-name="P41"><office:annotation><dc:creator>Ngaha </dc:creator><dc:date>2015-06-08T15:32:55</dc:date><text:p text:style-name="P67"><text:span text:style-name="T67">do text if self.investigationStart and ((self.investigationOralReclamationNumber &lt;= 0) and (self.investigationWriteReclamationNumber &lt;= 0))</text:span></text:p></office:annotation><text:s/><draw:control draw:control="control35" draw:style-name="gr1" draw:text-style-name="P68" draw:z-index="34" svg:height="0.399cm" svg:width="0.447cm" text:anchor-type="as-char"/>oui <text:s/><draw:control draw:control="control36" draw:style-name="gr1" draw:text-style-name="P68" draw:z-index="35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37" draw:style-name="gr1" draw:text-style-name="P68" draw:z-index="36" svg:height="0.399cm" svg:width="0.447cm" text:anchor-type="as-char"/></text:p>
            <text:p text:style-name="P41"><office:annotation><dc:creator>Ngaha </dc:creator><dc:date>2015-06-08T15:17:29</dc:date><text:p text:style-name="P67"><text:span text:style-name="T70">do text if self.investigationStart and ((self.investigationOralReclamationNumber &gt; 0) or (self.investigationWriteReclamationNumber &gt; 0))</text:span></text:p></office:annotation><text:s/><draw:control draw:control="control38" draw:style-name="gr1" draw:text-style-name="P68" draw:z-index="37" svg:height="0.399cm" svg:width="0.447cm" text:anchor-type="as-char"/>oui <text:s/><draw:control draw:control="control39" draw:style-name="gr1" draw:text-style-name="P68" draw:z-index="38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40" draw:style-name="gr1" draw:text-style-name="P68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7"><text:span text:style-name="T67">do text if self.roadAdaptation.count(u"Non")</text:span></text:p></office:annotation><draw:control draw:control="control55" draw:style-name="gr1" draw:text-style-name="P68" draw:z-index="54" svg:height="0.399cm" svg:width="0.447cm" text:anchor-type="as-char"/>oui</text:p>
                  <text:p text:style-name="P42"><office:annotation><dc:creator>Ngaha </dc:creator><dc:date>2015-06-16T11:28:48</dc:date><text:p text:style-name="P67"><text:span text:style-name="T67">do text if self.roadAdaptation.count(u"Oui")</text:span></text:p></office:annotation><draw:control draw:control="control56" draw:style-name="gr1" draw:text-style-name="P68" draw:z-index="55" svg:height="0.399cm" svg:width="0.447cm" text:anchor-type="as-char"/>oui</text:p>
                  <text:p text:style-name="P42"><text:span text:style-name="T6">Type de voirie </text:span>: <text:text-input text:description="">self.roadType</text:text-input><office:annotation><dc:creator>Ngaha </dc:creator><dc:date>2015-06-16T11:43:17</dc:date><text:p text:style-name="P67"><text:span text:style-name="T67">do text if not self.roadType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7"><text:span text:style-name="T71">do row for folderZoneValue in self.getValuesForTemplate('folderZone')</text:span></text:p></office:annotation><draw:control draw:control="control1" draw:style-name="gr1" draw:text-style-name="P68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ext:soft-page-break/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draw:control="control15" draw:style-name="gr1" draw:text-style-name="P68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draw:control="control57" draw:style-name="gr1" draw:text-style-name="P68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8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8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7"><text:span text:style-name="T67">do text if not self.roadType.count(u'Régionale')</text:span></text:p></office:annotation><text:s/><text:bookmark text:name="Unknown34"/><draw:control draw:control="control144" draw:style-name="gr1" draw:text-style-name="P68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7"><text:span text:style-name="T67">do text if self.roadType.count(u'Régionale')</text:span></text:p></office:annotation><text:s/><text:bookmark text:name="Unknown341"/><draw:control draw:control="control146" draw:style-name="gr1" draw:text-style-name="P68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8" draw:z-index="144" svg:height="0.399cm" svg:width="0.447cm" text:anchor-type="as-char"/>Communale</text:p>
      <text:p text:style-name="P3"><text:s/><draw:control draw:control="control143" draw:style-name="gr1" draw:text-style-name="P68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1"><draw:control draw:control="control117" draw:style-name="gr1" draw:text-style-name="P68" draw:z-index="116" svg:height="0.399cm" svg:width="0.447cm" text:anchor-type="as-char"/></text:span><text:span text:style-name="T10"><text:s/>ENQUETE</text:span></text:p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11"><draw:control draw:control="control116" draw:style-name="gr1" draw:text-style-name="P68" draw:z-index="115" svg:height="0.399cm" svg:width="0.447cm" text:anchor-type="as-char"/></text:span><text:span text:style-name="T10"><text:s/>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/text:span><text:span text:style-name="T45"><draw:control draw:control="control107" draw:style-name="gr1" draw:text-style-name="P68" draw:z-index="106" svg:height="0.399cm" svg:width="0.447cm" text:anchor-type="as-char"/></text:span><text:span text:style-name="T46"><text:s/>60 jours</text:span></text:p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/text:span><text:span text:style-name="T45"><draw:control draw:control="control108" draw:style-name="gr1" draw:text-style-name="P68" draw:z-index="107" svg:height="0.399cm" svg:width="0.447cm" text:anchor-type="as-char"/></text:span><text:span text:style-name="T46"><text:s/>105 jours</text:span></text:p>
      <text:p text:style-name="P4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text:span text:style-name="T65"><draw:control draw:control="control106" draw:style-name="gr1" draw:text-style-name="P68" draw:z-index="105" svg:height="0.399cm" svg:width="0.447cm" text:anchor-type="as-char"/></text:span><text:s/><text:span text:style-name="T10">145 jours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49"><draw:control draw:control="control100" draw:style-name="gr2" draw:text-style-name="P68" draw:z-index="99" svg:height="0.32cm" svg:width="0.331cm" svg:y="-0.302cm" text:anchor-type="as-char"/></text:span><text:span text:style-name="T49"><text:s/>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/text:span><text:span text:style-name="T45"><draw:control draw:control="control99" draw:style-name="gr1" draw:text-style-name="P68" draw:z-index="98" svg:height="0.399cm" svg:width="0.447cm" text:anchor-type="as-char"/></text:span><text:span text:style-name="T46"><text:s/>30 jours</text:span></text:p>
      <text:p text:style-name="P3"/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2" svg:font-family="'DejaVu Sans'"/>
    <style:font-face style:font-family-generic="swiss" style:name="Ubuntu" svg:font-family="Ubuntu"/>
    <style:font-face style:font-pitch="variable" style:name="DejaVu Sans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UrbanBody_20_">
      <style:paragraph-properties fo:margin-left="0.002cm" fo:margin-right="-0.335cm" fo:text-indent="0cm" style:auto-text-indent="false"/>
      <style:text-properties fo:font-size="9pt" officeooo:paragraph-rsid="001a75f6" style:font-name="Calibri1" style:font-size-asian="9pt" style:font-size-complex="9pt"/>
    </style:style>
    <style:style style:family="paragraph" style:name="P66" style:parent-style-name="UrbanBody_20_">
      <style:text-properties fo:font-size="10pt" officeooo:paragraph-rsid="001a75f6" style:font-name="Calibri1" style:font-size-asian="10pt" style:font-size-complex="10pt"/>
    </style:style>
    <style:style style:family="paragraph" style:name="P6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input-required="false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input-required="false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input-required="false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input-required="false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input-required="false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input-required="false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input-required="false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input-required="false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input-required="false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input-required="false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input-required="false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input-required="false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input-required="false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input-required="false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input-required="false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input-required="false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input-required="false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input-required="false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input-required="false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input-required="false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input-required="false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input-required="false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input-required="false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input-required="false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input-required="false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input-required="false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input-required="false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input-required="false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input-required="false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input-required="false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input-required="false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input-required="false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input-required="false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input-required="false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input-required="false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input-required="false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input-required="false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input-required="false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input-required="false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input-required="false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input-required="false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input-required="false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input-required="false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input-required="false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input-required="false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input-required="false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input-required="false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input-required="false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input-required="false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input-required="false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input-required="false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input-required="false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input-required="false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<text:s/>/ </text:span><text:span text:style-name="T36"><text:text-input text:description="">tool.getCurrentFolderManagerInitials()</text:text-input></text:span><text:s text:c="2"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8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8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8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draw:control="control104" draw:style-name="gr2" draw:text-style-name="P68" draw:z-index="103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draw:control="control103" draw:style-name="gr2" draw:text-style-name="P68" draw:z-index="102" svg:height="0.32cm" svg:width="0.331cm" svg:y="-0.302cm" text:anchor-type="as-char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8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8" draw:z-index="101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7"><text:span text:style-name="T67">do text if not licence_helper.folderCategory.count('UCP')</text:span></text:p></office:annotation></text:span><text:span text:style-name="T49"><draw:control draw:control="control63" draw:style-name="gr2" draw:text-style-name="P68" draw:z-index="62" svg:height="0.32cm" svg:width="0.331cm" svg:y="-0.302cm" text:anchor-type="as-char"/></text:span><text:span text:style-name="T49"><text:s/>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7"><text:span text:style-name="T67">do text if licence_helper.folderCategory.count('UCP')</text:span></text:p></office:annotation></text:span><text:span text:style-name="T51"><draw:control draw:control="control95" draw:style-name="gr2" draw:text-style-name="P68" draw:z-index="94" svg:height="0.32cm" svg:width="0.331cm" svg:y="-0.302cm" text:anchor-type="as-char"/></text:span><text:span text:style-name="T54"><text:s/>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8" draw:z-index="61" svg:height="0.32cm" svg:width="0.331cm" svg:y="-0.302cm" text:anchor-type="as-char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8" draw:z-index="63" svg:height="0.32cm" svg:width="0.331cm" svg:y="-0.302cm" text:anchor-type="as-char"/></text:span><text:span text:style-name="T49"><text:s/>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8" draw:z-index="64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8" draw:z-index="65" svg:height="0.32cm" svg:width="0.331cm" svg:y="-0.302cm" text:anchor-type="as-char"/></text:span><text:span text:style-name="T5"><text:s/>DIV</text:span> : autre demande <text:s text:c="19"/></text:p>
            <text:p text:style-name="P10"><text:bookmark text:name="Unknown6"/><text:span text:style-name="T5"><draw:control draw:control="control67" draw:style-name="gr2" draw:text-style-name="P68" draw:z-index="66" svg:height="0.32cm" svg:width="0.331cm" svg:y="-0.302cm" text:anchor-type="as-char"/></text:span><text:span text:style-name="T5"><text:s/>BCX :</text:span> dossiers contentieux</text:p>
            <text:p text:style-name="P11"><text:span text:style-name="T5"><draw:control draw:control="control68" draw:style-name="gr2" draw:text-style-name="P68" draw:z-index="67" svg:height="0.32cm" svg:width="0.331cm" svg:y="-0.302cm" text:anchor-type="as-char"/></text:span><text:span text:style-name="T5"><text:s/>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8" draw:z-index="68" svg:height="0.32cm" svg:width="0.331cm" svg:y="-0.302cm" text:anchor-type="as-char"/></text:span><text:span text:style-name="T63"><text:s/>PIC/PIUR</text:span><text:span text:style-name="T62"> : avec Urbanisme se</text:span></text:p>
            <text:p text:style-name="P11"><text:span text:style-name="T63"><draw:control draw:control="control70" draw:style-name="gr2" draw:text-style-name="P68" draw:z-index="69" svg:height="0.32cm" svg:width="0.331cm" svg:y="-0.302cm" text:anchor-type="as-char"/></text:span><text:span text:style-name="T63"><text:s/>PIC/PIEN</text:span><text:span text:style-name="T62"> : avec Environnement seul </text:span></text:p>
            <text:p text:style-name="P11"><text:span text:style-name="T62"><draw:control draw:control="control71" draw:style-name="gr2" draw:text-style-name="P68" draw:z-index="70" svg:height="0.32cm" svg:width="0.331cm" svg:y="-0.302cm" text:anchor-type="as-char"/></text:span><text:span text:style-name="T62"><text:s/>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7"><text:span text:style-name="T67">do text if not licence_helper.folderCategory.count('UCO:')</text:span></text:p></office:annotation><draw:control draw:control="control72" draw:style-name="gr2" draw:text-style-name="P68" draw:z-index="71" svg:height="0.32cm" svg:width="0.331cm" svg:y="-0.302cm" text:anchor-type="as-char"/><text:s/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7"><text:span text:style-name="T67">do text if licence_helper.folderCategory.count('UCO:')</text:span></text:p></office:annotation></text:span><text:span text:style-name="T56"><draw:control draw:control="control90" draw:style-name="gr2" draw:text-style-name="P68" draw:z-index="89" svg:height="0.32cm" svg:width="0.331cm" svg:y="-0.302cm" text:anchor-type="as-char"/></text:span><text:span text:style-name="T56"><text:s/>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7"><text:span text:style-name="T67">do text if not licence_helper.folderCategory.count('UCO/D')</text:span></text:p></office:annotation><draw:control draw:control="control73" draw:style-name="gr2" draw:text-style-name="P68" draw:z-index="72" svg:height="0.32cm" svg:width="0.331cm" svg:y="-0.302cm" text:anchor-type="as-char"/><text:s/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7"><text:span text:style-name="T67">do text if licence_helper.folderCategory.count('UCO/D')</text:span></text:p></office:annotation></text:span><text:span text:style-name="T56"><draw:control draw:control="control91" draw:style-name="gr2" draw:text-style-name="P68" draw:z-index="90" svg:height="0.32cm" svg:width="0.331cm" svg:y="-0.302cm" text:anchor-type="as-char"/></text:span><text:span text:style-name="T56"><text:s/>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8" draw:z-index="73" svg:height="0.32cm" svg:width="0.331cm" svg:y="-0.302cm" text:anchor-type="as-char"/><text:s/>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7"><text:span text:style-name="T67">do text if not licence_helper.folderCategory.count('UCO/A')</text:span></text:p></office:annotation></text:span><text:span text:style-name="T8"><draw:control draw:control="control75" draw:style-name="gr2" draw:text-style-name="P68" draw:z-index="74" svg:height="0.32cm" svg:width="0.331cm" svg:y="-0.302cm" text:anchor-type="as-char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7"><text:span text:style-name="T67">do text if licence_helper.folderCategory.count('UCO/A')</text:span></text:p></office:annotation></text:span><text:span text:style-name="T8"><draw:control draw:control="control92" draw:style-name="gr2" draw:text-style-name="P68" draw:z-index="91" svg:height="0.32cm" svg:width="0.331cm" svg:y="-0.302cm" text:anchor-type="as-char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7"><text:span text:style-name="T67">do text if not licence_helper.folderCategory.count('UCO/PD')</text:span></text:p></office:annotation></text:span><text:span text:style-name="T8"><draw:control draw:control="control76" draw:style-name="gr2" draw:text-style-name="P68" draw:z-index="75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7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draw:control="control93" draw:style-name="gr2" draw:text-style-name="P68" draw:z-index="92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draw:control="control77" draw:style-name="gr2" draw:text-style-name="P68" draw:z-index="76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draw:control="control94" draw:style-name="gr2" draw:text-style-name="P68" draw:z-index="93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8" draw:z-index="77" svg:height="0.32cm" svg:width="0.331cm" svg:y="-0.302cm" text:anchor-type="as-char"/></text:span><text:span text:style-name="T8"><text:s/>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8" draw:z-index="78" svg:height="0.32cm" svg:width="0.331cm" svg:y="-0.302cm" text:anchor-type="as-char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5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30 jours' in licence_helper.annoncedDelay</text:span></text:p></office:annotation><text:span text:style-name="T6"><draw:control draw:control="control96" draw:style-name="gr1" draw:text-style-name="P68" draw:z-index="95" svg:height="0.399cm" svg:width="0.447cm" text:anchor-type="as-char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75 jours' in licence_helper.annoncedDelay</text:span></text:p></office:annotation><text:span text:style-name="T6"><draw:control draw:control="control97" draw:style-name="gr1" draw:text-style-name="P68" draw:z-index="96" svg:height="0.399cm" svg:width="0.447cm" text:anchor-type="as-char"/></text:span><text:s/>7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text:span text:style-name="T6"><draw:control draw:control="control98" draw:style-name="gr1" draw:text-style-name="P68" draw:z-index="97" svg:height="0.399cm" svg:width="0.447cm" text:anchor-type="as-char"/></text:span><text:s/>11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4" draw:style-name="gr1" draw:text-style-name="P68" draw:z-index="113" svg:height="0.399cm" svg:width="0.447cm" text:anchor-type="as-char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5" draw:style-name="gr1" draw:text-style-name="P68" draw:z-index="114" svg:height="0.399cm" svg:width="0.447cm" text:anchor-type="as-char"/></text:span><text:s/>7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13" draw:style-name="gr1" draw:text-style-name="P68" draw:z-index="112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draw:control="control112" draw:style-name="gr2" draw:text-style-name="P68" draw:z-index="111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draw:control="control105" draw:style-name="gr2" draw:text-style-name="P68" draw:z-index="104" svg:height="0.32cm" svg:width="0.331cm" svg:y="-0.302cm" text:anchor-type="as-char"/></text:span><text:span text:style-name="T26"><text:s/>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0" draw:style-name="gr1" draw:text-style-name="P68" draw:z-index="109" svg:height="0.399cm" svg:width="0.447cm" text:anchor-type="as-char"/></text:span><text:s/>6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1" draw:style-name="gr1" draw:text-style-name="P68" draw:z-index="110" svg:height="0.399cm" svg:width="0.447cm" text:anchor-type="as-char"/></text:span><text:s/>10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09" draw:style-name="gr1" draw:text-style-name="P68" draw:z-index="108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7"><text:span text:style-name="T71">do row for folderZoneValue in self.getValuesForTemplate('folderZone')</text:span></text:p></office:annotation><draw:control draw:control="control122" draw:style-name="gr1" draw:text-style-name="P68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7"><text:span text:style-name="T67">do text if not licence_helper.divergence</text:span></text:p></office:annotation><draw:control draw:control="control147" draw:style-name="gr1" draw:text-style-name="P68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4"><office:annotation><dc:creator>Auteur inconnu</dc:creator><dc:date>2017-05-16T15:02:40</dc:date><text:p text:style-name="P67"><text:span text:style-name="T67">do text if licence_helper.divergence</text:span></text:p></office:annotation><draw:control draw:control="control148" draw:style-name="gr1" draw:text-style-name="P68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7"><text:span text:style-name="T67">do text if not licence_helper.derogation</text:span></text:p></office:annotation><draw:control draw:control="control149" draw:style-name="gr1" draw:text-style-name="P68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7"><text:span text:style-name="T67">do text if <text:s/>licence_helper.derogation</text:span></text:p></office:annotation><draw:control draw:control="control150" draw:style-name="gr1" draw:text-style-name="P68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Ann' in licence_helper.inquiry_type</text:span></text:p></office:annotation></text:span><text:span text:style-name="T10"><draw:control draw:control="control121" draw:style-name="gr1" draw:text-style-name="P68" draw:z-index="120" svg:height="0.399cm" svg:width="0.447cm" text:anchor-type="as-char"/></text:span><text:span text:style-name="T10"><text:s/>ANNONCE DE PROJET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Ann' in licence_helper.inquiry_type</text:span></text:p></office:annotation></text:span><text:span text:style-name="T38"><draw:control draw:control="control120" draw:style-name="gr1" draw:text-style-name="P68" draw:z-index="119" svg:height="0.399cm" svg:width="0.447cm" text:anchor-type="as-char"/></text:span><text:span text:style-name="T38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0"><draw:control draw:control="control119" draw:style-name="gr1" draw:text-style-name="P68" draw:z-index="118" svg:height="0.399cm" svg:width="0.447cm" text:anchor-type="as-char"/></text:span><text:span text:style-name="T10"><text:s/>ENQUETE PUBLIQUE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38"><draw:control draw:control="control118" draw:style-name="gr1" draw:text-style-name="P68" draw:z-index="117" svg:height="0.399cm" svg:width="0.447cm" text:anchor-type="as-char"/></text:span><text:span text:style-name="T38"><text:s/>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8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7"><text:span text:style-name="T67">do text if not self.getRoadCoating()</text:span></text:p></office:annotation><draw:control draw:control="control126" draw:style-name="gr1" draw:text-style-name="P68" draw:z-index="125" svg:height="0.399cm" svg:width="0.447cm" text:anchor-type="as-char"/>revêtement en </text:p>
                  <text:p text:style-name="P55"><office:annotation><dc:creator>Ngaha </dc:creator><dc:date>2015-06-16T14:04:23</dc:date><text:p text:style-name="P67"><text:span text:style-name="T67">do text if self.getRoadCoating()</text:span></text:p></office:annotation><draw:control draw:control="control125" draw:style-name="gr1" draw:text-style-name="P68" draw:z-index="124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7"><text:span text:style-name="T70">do text if not self.roadEquipments.__str__().count(u"'eau'")</text:span></text:p></office:annotation><draw:control draw:control="control127" draw:style-name="gr1" draw:text-style-name="P68" draw:z-index="126" svg:height="0.399cm" svg:width="0.447cm" text:anchor-type="as-char"/>eau</text:p>
                  <text:p text:style-name="P55"><office:annotation><dc:creator>Ngaha </dc:creator><dc:date>2015-06-16T13:41:59</dc:date><text:p text:style-name="P67"><text:span text:style-name="T67">do text if self.roadEquipments.__str__().count(u"'eau'")</text:span></text:p></office:annotation><draw:control draw:control="control128" draw:style-name="gr1" draw:text-style-name="P68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7"><text:span text:style-name="T67">do text if not self.roadEquipments.__str__().count(u"'electricite'")</text:span></text:p></office:annotation><draw:control draw:control="control129" draw:style-name="gr1" draw:text-style-name="P68" draw:z-index="128" svg:height="0.399cm" svg:width="0.447cm" text:anchor-type="as-char"/>électricité</text:p>
                  <text:p text:style-name="P55"><office:annotation><dc:creator>Ngaha </dc:creator><dc:date>2015-06-16T13:42:53</dc:date><text:p text:style-name="P67"><text:span text:style-name="T67">do text if self.roadEquipments.__str__().count(u"'electricite'")</text:span></text:p></office:annotation><draw:control draw:control="control130" draw:style-name="gr1" draw:text-style-name="P68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7"><text:span text:style-name="T67">do text if not self.roadEquipments.__str__().count(u"'epuration'")</text:span></text:p></office:annotation><draw:control draw:control="control132" draw:style-name="gr1" draw:text-style-name="P68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7"><text:span text:style-name="T67">do text if self.roadEquipments.__str__().count(u"'epuration'")</text:span></text:p></office:annotation><draw:control draw:control="control131" draw:style-name="gr1" draw:text-style-name="P68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7"><text:span text:style-name="T67">do text if not self.roadEquipments.__str__().count(u"'pascollecteeaux'")</text:span></text:p></office:annotation><draw:control draw:control="control133" draw:style-name="gr1" draw:text-style-name="P68" draw:z-index="132" svg:height="0.399cm" svg:width="0.447cm" text:anchor-type="as-char"/>pas d'égout</text:p>
                  <text:p text:style-name="P55"><office:annotation><dc:creator>Ngaha </dc:creator><dc:date>2015-06-16T14:13:36</dc:date><text:p text:style-name="P67"><text:span text:style-name="T67">do text if self.roadEquipments.__str__().count(u"'pascollecteeaux'")</text:span></text:p></office:annotation><draw:control draw:control="control134" draw:style-name="gr1" draw:text-style-name="P68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7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7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7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7"><text:span text:style-name="T67">do text if not 'class' in licence_helper.protectedBuilding</text:span></text:p></office:annotation><draw:control draw:control="control136" draw:style-name="gr1" draw:text-style-name="P68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7"><text:span text:style-name="T67">do text if <text:s/>'class' in licence_helper.protectedBuilding</text:span></text:p></office:annotation><draw:control draw:control="control135" draw:style-name="gr1" draw:text-style-name="P68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7"><text:span text:style-name="T67">do text if not 'zone de protection' in licence_helper.protectedBuilding</text:span></text:p></office:annotation><draw:control draw:control="control138" draw:style-name="gr1" draw:text-style-name="P68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7"><text:span text:style-name="T67">do text if 'zone de protection' in licence_helper.protectedBuilding</text:span></text:p></office:annotation><draw:control draw:control="control137" draw:style-name="gr1" draw:text-style-name="P68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7"><text:span text:style-name="T67">do text if not <text:s/>u"repris \xe0 l'inventaire" in licence_helper.protectedBuilding</text:span></text:p></office:annotation><draw:control draw:control="control139" draw:style-name="gr1" draw:text-style-name="P68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7"><text:span text:style-name="T67">do text if <text:s/>u"repris \xe0 l'inventaire" in licence_helper.protectedBuilding</text:span></text:p></office:annotation><draw:control draw:control="control140" draw:style-name="gr1" draw:text-style-name="P68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7"><text:span text:style-name="T67">do text if not u"\xe0 l'Atlas arch\xe9ologique" in licence_helper.protectedBuilding</text:span></text:p></office:annotation><draw:control draw:control="control141" draw:style-name="gr1" draw:text-style-name="P68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7"><text:span text:style-name="T67">do text if u"\xe0 l'Atlas arch\xe9ologique" in licence_helper.protectedBuilding</text:span></text:p></office:annotation><draw:control draw:control="control142" draw:style-name="gr1" draw:text-style-name="P68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draw:control="control124" draw:style-name="gr1" draw:text-style-name="P68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draw:control="control123" draw:style-name="gr1" draw:text-style-name="P68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8" draw:z-index="85" svg:height="0.399cm" svg:width="0.447cm" text:anchor-type="as-char"/>favorable <text:s text:c="3"/><text:bookmark text:name="Unknown55"/><draw:control draw:control="control85" draw:style-name="gr1" draw:text-style-name="P68" draw:z-index="84" svg:height="0.399cm" svg:width="0.447cm" text:anchor-type="as-char"/>favorable conditionnel <text:s text:c="4"/><text:bookmark text:name="Unknown56"/><draw:control draw:control="control84" draw:style-name="gr1" draw:text-style-name="P68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8" draw:z-index="86" svg:height="0.399cm" svg:width="0.447cm" text:anchor-type="as-char"/>du <text:s/>…………………… <text:s text:c="5"/><text:bookmark text:name="Unknown58"/><draw:control draw:control="control89" draw:style-name="gr1" draw:text-style-name="P68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8" draw:z-index="87" svg:height="0.399cm" svg:width="0.447cm" text:anchor-type="as-char"/><text:s/>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<text:s/>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7"><text:span text:style-name="T70">do text if not self.folderCategory.count('UCO')</text:span></text:p></office:annotation><draw:control draw:control="control2" draw:style-name="gr1" draw:text-style-name="P68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7"><text:span text:style-name="T67">do text if not self.folderCategory.count('UCO')</text:span></text:p></office:annotation><draw:control draw:control="control17" draw:style-name="gr1" draw:text-style-name="P68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7"><text:span text:style-name="T67">do text if not self.folderCategory.startswith('CU1')</text:span></text:p></office:annotation><draw:control draw:control="control3" draw:style-name="gr1" draw:text-style-name="P68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7"><text:span text:style-name="T67">do text if self.folderCategory.startswith('CU1')</text:span></text:p></office:annotation><draw:control draw:control="control20" draw:style-name="gr1" draw:text-style-name="P68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7"><text:span text:style-name="T67">do text if not self.folderCategory.startswith('CU2')</text:span></text:p></office:annotation><draw:control draw:control="control4" draw:style-name="gr1" draw:text-style-name="P68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7"><text:span text:style-name="T67">do text if self.folderCategory.startswith('CU2')</text:span></text:p></office:annotation><draw:control draw:control="control21" draw:style-name="gr1" draw:text-style-name="P68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7"><text:span text:style-name="T67">do text if not self.folderCategory.startswith('PU')</text:span></text:p></office:annotation><draw:control draw:control="control5" draw:style-name="gr1" draw:text-style-name="P68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7"><text:span text:style-name="T67">do text if self.folderCategory.startswith('PU')</text:span></text:p></office:annotation></text:span><text:span text:style-name="T10"><draw:control draw:control="control22" draw:style-name="gr1" draw:text-style-name="P68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7"><text:span text:style-name="T67">do text if not self.folderCategory.startswith('DIV')</text:span></text:p></office:annotation><draw:control draw:control="control6" draw:style-name="gr1" draw:text-style-name="P68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7"><text:span text:style-name="T67">do text if self.folderCategory.startswith('DIV')</text:span></text:p></office:annotation></text:span><text:span text:style-name="T10"><draw:control draw:control="control23" draw:style-name="gr1" draw:text-style-name="P68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7"><text:span text:style-name="T67">do text if not self.folderCategory.startswith('UCP')</text:span></text:p></office:annotation><draw:control draw:control="control7" draw:style-name="gr1" draw:text-style-name="P68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7"><text:span text:style-name="T67">do text if self.folderCategory.startswith('UCP')</text:span></text:p></office:annotation></text:span><text:span text:style-name="T10"><draw:control draw:control="control24" draw:style-name="gr1" draw:text-style-name="P68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7"><text:span text:style-name="T67">do text if not self.folderCategory.startswith('LCP')</text:span></text:p></office:annotation><draw:control draw:control="control8" draw:style-name="gr1" draw:text-style-name="P68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7"><text:span text:style-name="T67">do text if self.folderCategory.startswith('LCP')</text:span></text:p></office:annotation></text:span><text:span text:style-name="T10"><draw:control draw:control="control25" draw:style-name="gr1" draw:text-style-name="P68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8" draw:z-index="57" svg:height="0.399cm" svg:width="0.447cm" text:anchor-type="as-char"/><text:s/>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7"><text:span text:style-name="T67">do text if not self.folderCategory.startswith('UAP')</text:span></text:p></office:annotation></text:span><text:span text:style-name="T10"><draw:control draw:control="control18" draw:style-name="gr1" draw:text-style-name="P68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7"><text:span text:style-name="T67">do text if self.folderCategory.startswith('UAP')</text:span></text:p></office:annotation></text:span><text:span text:style-name="T10"><draw:control draw:control="control19" draw:style-name="gr1" draw:text-style-name="P68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7"><text:span text:style-name="T67">do text if not self.folderCategory.startswith('UDC ')</text:span></text:p></office:annotation><draw:control draw:control="control9" draw:style-name="gr1" draw:text-style-name="P68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7"><text:span text:style-name="T67">do text if self.folderCategory.startswith('UDC ')</text:span></text:p></office:annotation></text:span><text:span text:style-name="T10"><draw:control draw:control="control26" draw:style-name="gr1" draw:text-style-name="P68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7"><text:span text:style-name="T67">do text if not self.folderCategory.startswith('UDC/D')</text:span></text:p></office:annotation><draw:control draw:control="control10" draw:style-name="gr1" draw:text-style-name="P68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7"><text:span text:style-name="T67">do text if self.folderCategory.startswith('UDC/D')</text:span></text:p></office:annotation></text:span><text:span text:style-name="T14"><draw:control draw:control="control27" draw:style-name="gr1" draw:text-style-name="P68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7"><text:span text:style-name="T67">do text if not self.folderCategory.startswith('LAP')</text:span></text:p></office:annotation><draw:control draw:control="control11" draw:style-name="gr1" draw:text-style-name="P68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7"><text:span text:style-name="T67">do text if self.folderCategory.startswith('LAP')</text:span></text:p></office:annotation></text:span><text:span text:style-name="T10"><draw:control draw:control="control28" draw:style-name="gr1" draw:text-style-name="P68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7"><text:span text:style-name="T67">do text if not self.folderCategory.startswith('LAP/M')</text:span></text:p></office:annotation><draw:control draw:control="control12" draw:style-name="gr1" draw:text-style-name="P68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7"><text:span text:style-name="T67">do text if self.folderCategory.startswith('LAP/M')</text:span></text:p></office:annotation></text:span><text:span text:style-name="T10"><draw:control draw:control="control29" draw:style-name="gr1" draw:text-style-name="P68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7"><text:span text:style-name="T67">do text if not self.folderCategory.startswith('LLDC')</text:span></text:p></office:annotation><draw:control draw:control="control13" draw:style-name="gr1" draw:text-style-name="P68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folderCategory.startswith('LLDC')</text:span></text:p></office:annotation></text:span><text:span text:style-name="T10"><draw:control draw:control="control30" draw:style-name="gr1" draw:text-style-name="P68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7"><text:span text:style-name="T67">do text if not self.folderCategory.startswith('LLDC/M')</text:span></text:p></office:annotation><draw:control draw:control="control14" draw:style-name="gr1" draw:text-style-name="P68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7"><text:span text:style-name="T67">do text if self.folderCategory.startswith('LLDC/M')</text:span></text:p></office:annotation></text:span><text:span text:style-name="T10"><draw:control draw:control="control31" draw:style-name="gr1" draw:text-style-name="P68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8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8" draw:z-index="59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66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7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7"><text:span text:style-name="T67">do text if not self.isInPCA</text:span></text:p></office:annotation><draw:control draw:control="control41" draw:style-name="gr1" draw:text-style-name="P68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7"><text:span text:style-name="T67">do text if self.isInPCA</text:span></text:p></office:annotation><draw:control draw:control="control42" draw:style-name="gr1" draw:text-style-name="P68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7"><text:span text:style-name="T67">do text</text:span></text:p><text:p text:style-name="P67"><text:span text:style-name="T67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7"><text:span text:style-name="T67">do text if not self.isInSubdivision</text:span></text:p></office:annotation><text:s/><draw:control draw:control="control43" draw:style-name="gr1" draw:text-style-name="P68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7"><text:span text:style-name="T67">do text if self.isInSubdivision</text:span></text:p></office:annotation><text:s/><draw:control draw:control="control44" draw:style-name="gr1" draw:text-style-name="P68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7"><text:span text:style-name="T67">do text</text:span></text:p><text:p text:style-name="P67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7"><text:span text:style-name="T67">do text if not derogation.count(u'au Plan de secteur')</text:span></text:p></office:annotation><draw:control draw:control="control49" draw:style-name="gr1" draw:text-style-name="P68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7"><text:span text:style-name="T67">do text if self.derogation.count(u'au Plan de secteur')</text:span></text:p></office:annotation><draw:control draw:control="control50" draw:style-name="gr1" draw:text-style-name="P68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7"><text:span text:style-name="T67">do text if not self.derogation.count(u"au Plan Communal d'Am\xe9nagement")</text:span></text:p></office:annotation><draw:control draw:control="control48" draw:style-name="gr1" draw:text-style-name="P68" draw:z-index="47" svg:height="0.399cm" svg:width="0.447cm" text:anchor-type="as-char"/>au PCA.</text:p>
                  <text:p text:style-name="P42"><office:annotation><dc:creator>Ngaha </dc:creator><dc:date>2015-06-16T10:30:51</dc:date><text:p text:style-name="P67"><text:span text:style-name="T67">do text if self.derogation.count(u"au Plan Communal d'Am\xe9nagement")</text:span></text:p></office:annotation><draw:control draw:control="control51" draw:style-name="gr1" draw:text-style-name="P68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7"><text:span text:style-name="T67">do text if not self.derogation.count(u"au Lotissement")</text:span></text:p></office:annotation><draw:control draw:control="control47" draw:style-name="gr1" draw:text-style-name="P68" draw:z-index="46" svg:height="0.399cm" svg:width="0.447cm" text:anchor-type="as-char"/>au lotissement</text:p>
                  <text:p text:style-name="P42"><office:annotation><dc:creator>Ngaha </dc:creator><dc:date>2015-06-16T10:35:59</dc:date><text:p text:style-name="P67"><text:span text:style-name="T67">do text if self.derogation.count(u"au Lotissement")</text:span></text:p></office:annotation><draw:control draw:control="control52" draw:style-name="gr1" draw:text-style-name="P68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7"><text:span text:style-name="T67">do text if not self.derogation.count(u"au R\xe8glement Communal d'Urbanisme")</text:span></text:p></office:annotation><draw:control draw:control="control46" draw:style-name="gr1" draw:text-style-name="P68" draw:z-index="45" svg:height="0.399cm" svg:width="0.447cm" text:anchor-type="as-char"/>au RCU</text:p>
                  <text:p text:style-name="P42"><office:annotation><dc:creator>Ngaha </dc:creator><dc:date>2015-06-16T10:37:48</dc:date><text:p text:style-name="P67"><text:span text:style-name="T67">do text if self.derogation.count(u"au R\xe8glement Communal d'Urbanisme")</text:span></text:p></office:annotation><draw:control draw:control="control53" draw:style-name="gr1" draw:text-style-name="P68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7"><text:span text:style-name="T67">do text if not self.derogation.count(u"au R\xe8glement R\xe9gional d'Urbanisme")</text:span></text:p></office:annotation><text:s/><draw:control draw:control="control45" draw:style-name="gr1" draw:text-style-name="P68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7"><text:span text:style-name="T67">do text if self.derogation.count(u"au R\xe8glement R\xe9gional d'Urbanisme")</text:span></text:p></office:annotation><text:s/><draw:control draw:control="control54" draw:style-name="gr1" draw:text-style-name="P68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7"><text:span text:style-name="T67">do text if not self.investigationStart</text:span></text:p></office:annotation><text:s/><draw:control draw:control="control32" draw:style-name="gr1" draw:text-style-name="P68" draw:z-index="31" svg:height="0.399cm" svg:width="0.447cm" text:anchor-type="as-char"/>oui <text:s/><draw:control draw:control="control33" draw:style-name="gr1" draw:text-style-name="P68" draw:z-index="32" svg:height="0.399cm" svg:width="0.447cm" text:anchor-type="as-char"/>du <text:s text:c="14"/>au <text:s text:c="14"/>Réclamation ? <text:s/><draw:control draw:control="control34" draw:style-name="gr1" draw:text-style-name="P68" draw:z-index="33" svg:height="0.399cm" svg:width="0.447cm" text:anchor-type="as-char"/></text:p>
            <text:p text:style-name="P41"><office:annotation><dc:creator>Ngaha </dc:creator><dc:date>2015-06-08T15:32:55</dc:date><text:p text:style-name="P67"><text:span text:style-name="T67">do text if self.investigationStart and ((self.investigationOralReclamationNumber &lt;= 0) and (self.investigationWriteReclamationNumber &lt;= 0))</text:span></text:p></office:annotation><text:s/><draw:control draw:control="control35" draw:style-name="gr1" draw:text-style-name="P68" draw:z-index="34" svg:height="0.399cm" svg:width="0.447cm" text:anchor-type="as-char"/>oui <text:s/><draw:control draw:control="control36" draw:style-name="gr1" draw:text-style-name="P68" draw:z-index="35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37" draw:style-name="gr1" draw:text-style-name="P68" draw:z-index="36" svg:height="0.399cm" svg:width="0.447cm" text:anchor-type="as-char"/></text:p>
            <text:p text:style-name="P41"><office:annotation><dc:creator>Ngaha </dc:creator><dc:date>2015-06-08T15:17:29</dc:date><text:p text:style-name="P67"><text:span text:style-name="T70">do text if self.investigationStart and ((self.investigationOralReclamationNumber &gt; 0) or (self.investigationWriteReclamationNumber &gt; 0))</text:span></text:p></office:annotation><text:s/><draw:control draw:control="control38" draw:style-name="gr1" draw:text-style-name="P68" draw:z-index="37" svg:height="0.399cm" svg:width="0.447cm" text:anchor-type="as-char"/>oui <text:s/><draw:control draw:control="control39" draw:style-name="gr1" draw:text-style-name="P68" draw:z-index="38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40" draw:style-name="gr1" draw:text-style-name="P68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7"><text:span text:style-name="T67">do text if self.roadAdaptation.count(u"Non")</text:span></text:p></office:annotation><draw:control draw:control="control55" draw:style-name="gr1" draw:text-style-name="P68" draw:z-index="54" svg:height="0.399cm" svg:width="0.447cm" text:anchor-type="as-char"/>oui</text:p>
                  <text:p text:style-name="P42"><office:annotation><dc:creator>Ngaha </dc:creator><dc:date>2015-06-16T11:28:48</dc:date><text:p text:style-name="P67"><text:span text:style-name="T67">do text if self.roadAdaptation.count(u"Oui")</text:span></text:p></office:annotation><draw:control draw:control="control56" draw:style-name="gr1" draw:text-style-name="P68" draw:z-index="55" svg:height="0.399cm" svg:width="0.447cm" text:anchor-type="as-char"/>oui</text:p>
                  <text:p text:style-name="P42"><text:span text:style-name="T6">Type de voirie </text:span>: <text:text-input text:description="">self.roadType</text:text-input><office:annotation><dc:creator>Ngaha </dc:creator><dc:date>2015-06-16T11:43:17</dc:date><text:p text:style-name="P67"><text:span text:style-name="T67">do text if not self.roadType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7"><text:span text:style-name="T71">do row for folderZoneValue in self.getValuesForTemplate('folderZone')</text:span></text:p></office:annotation><draw:control draw:control="control1" draw:style-name="gr1" draw:text-style-name="P68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ext:soft-page-break/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draw:control="control15" draw:style-name="gr1" draw:text-style-name="P68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draw:control="control57" draw:style-name="gr1" draw:text-style-name="P68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8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8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7"><text:span text:style-name="T67">do text if not self.roadType.count(u'Régionale')</text:span></text:p></office:annotation><text:s/><text:bookmark text:name="Unknown34"/><draw:control draw:control="control144" draw:style-name="gr1" draw:text-style-name="P68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7"><text:span text:style-name="T67">do text if self.roadType.count(u'Régionale')</text:span></text:p></office:annotation><text:s/><text:bookmark text:name="Unknown341"/><draw:control draw:control="control146" draw:style-name="gr1" draw:text-style-name="P68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8" draw:z-index="144" svg:height="0.399cm" svg:width="0.447cm" text:anchor-type="as-char"/>Communale</text:p>
      <text:p text:style-name="P3"><text:s/><draw:control draw:control="control143" draw:style-name="gr1" draw:text-style-name="P68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1"><draw:control draw:control="control117" draw:style-name="gr1" draw:text-style-name="P68" draw:z-index="116" svg:height="0.399cm" svg:width="0.447cm" text:anchor-type="as-char"/></text:span><text:span text:style-name="T10"><text:s/>ENQUETE</text:span></text:p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11"><draw:control draw:control="control116" draw:style-name="gr1" draw:text-style-name="P68" draw:z-index="115" svg:height="0.399cm" svg:width="0.447cm" text:anchor-type="as-char"/></text:span><text:span text:style-name="T10"><text:s/>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/text:span><text:span text:style-name="T45"><draw:control draw:control="control107" draw:style-name="gr1" draw:text-style-name="P68" draw:z-index="106" svg:height="0.399cm" svg:width="0.447cm" text:anchor-type="as-char"/></text:span><text:span text:style-name="T46"><text:s/>60 jours</text:span></text:p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/text:span><text:span text:style-name="T45"><draw:control draw:control="control108" draw:style-name="gr1" draw:text-style-name="P68" draw:z-index="107" svg:height="0.399cm" svg:width="0.447cm" text:anchor-type="as-char"/></text:span><text:span text:style-name="T46"><text:s/>105 jours</text:span></text:p>
      <text:p text:style-name="P4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text:span text:style-name="T65"><draw:control draw:control="control106" draw:style-name="gr1" draw:text-style-name="P68" draw:z-index="105" svg:height="0.399cm" svg:width="0.447cm" text:anchor-type="as-char"/></text:span><text:s/><text:span text:style-name="T10">145 jours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49"><draw:control draw:control="control100" draw:style-name="gr2" draw:text-style-name="P68" draw:z-index="99" svg:height="0.32cm" svg:width="0.331cm" svg:y="-0.302cm" text:anchor-type="as-char"/></text:span><text:span text:style-name="T49"><text:s/>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/text:span><text:span text:style-name="T45"><draw:control draw:control="control99" draw:style-name="gr1" draw:text-style-name="P68" draw:z-index="98" svg:height="0.399cm" svg:width="0.447cm" text:anchor-type="as-char"/></text:span><text:span text:style-name="T46"><text:s/>30 jours</text:span></text:p>
      <text:p text:style-name="P3"/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2" svg:font-family="'DejaVu Sans'"/>
    <style:font-face style:font-family-generic="swiss" style:name="Ubuntu" svg:font-family="Ubuntu"/>
    <style:font-face style:font-pitch="variable" style:name="DejaVu Sans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UrbanBody_20_">
      <style:paragraph-properties fo:margin-left="0.002cm" fo:margin-right="-0.335cm" fo:text-indent="0cm" style:auto-text-indent="false"/>
      <style:text-properties fo:font-size="9pt" officeooo:paragraph-rsid="001a75f6" style:font-name="Calibri1" style:font-size-asian="9pt" style:font-size-complex="9pt"/>
    </style:style>
    <style:style style:family="paragraph" style:name="P66" style:parent-style-name="UrbanBody_20_">
      <style:text-properties fo:font-size="10pt" officeooo:paragraph-rsid="001a75f6" style:font-name="Calibri1" style:font-size-asian="10pt" style:font-size-complex="10pt"/>
    </style:style>
    <style:style style:family="paragraph" style:name="P6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input-required="false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input-required="false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input-required="false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input-required="false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input-required="false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input-required="false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input-required="false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input-required="false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input-required="false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input-required="false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input-required="false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input-required="false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input-required="false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input-required="false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input-required="false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input-required="false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input-required="false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input-required="false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input-required="false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input-required="false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input-required="false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input-required="false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input-required="false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input-required="false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input-required="false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input-required="false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input-required="false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input-required="false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input-required="false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input-required="false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input-required="false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input-required="false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input-required="false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input-required="false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input-required="false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input-required="false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input-required="false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input-required="false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input-required="false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input-required="false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input-required="false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input-required="false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input-required="false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input-required="false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input-required="false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input-required="false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input-required="false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input-required="false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input-required="false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input-required="false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input-required="false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input-required="false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input-required="false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<text:s/>/ </text:span><text:span text:style-name="T36"><text:text-input text:description="">tool.getCurrentFolderManagerInitials()</text:text-input></text:span><text:s text:c="2"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8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8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8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draw:control="control104" draw:style-name="gr2" draw:text-style-name="P68" draw:z-index="103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draw:control="control103" draw:style-name="gr2" draw:text-style-name="P68" draw:z-index="102" svg:height="0.32cm" svg:width="0.331cm" svg:y="-0.302cm" text:anchor-type="as-char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8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8" draw:z-index="101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7"><text:span text:style-name="T67">do text if not licence_helper.folderCategory.count('UCP')</text:span></text:p></office:annotation></text:span><text:span text:style-name="T49"><draw:control draw:control="control63" draw:style-name="gr2" draw:text-style-name="P68" draw:z-index="62" svg:height="0.32cm" svg:width="0.331cm" svg:y="-0.302cm" text:anchor-type="as-char"/></text:span><text:span text:style-name="T49"><text:s/>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7"><text:span text:style-name="T67">do text if licence_helper.folderCategory.count('UCP')</text:span></text:p></office:annotation></text:span><text:span text:style-name="T51"><draw:control draw:control="control95" draw:style-name="gr2" draw:text-style-name="P68" draw:z-index="94" svg:height="0.32cm" svg:width="0.331cm" svg:y="-0.302cm" text:anchor-type="as-char"/></text:span><text:span text:style-name="T54"><text:s/>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8" draw:z-index="61" svg:height="0.32cm" svg:width="0.331cm" svg:y="-0.302cm" text:anchor-type="as-char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8" draw:z-index="63" svg:height="0.32cm" svg:width="0.331cm" svg:y="-0.302cm" text:anchor-type="as-char"/></text:span><text:span text:style-name="T49"><text:s/>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8" draw:z-index="64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8" draw:z-index="65" svg:height="0.32cm" svg:width="0.331cm" svg:y="-0.302cm" text:anchor-type="as-char"/></text:span><text:span text:style-name="T5"><text:s/>DIV</text:span> : autre demande <text:s text:c="19"/></text:p>
            <text:p text:style-name="P10"><text:bookmark text:name="Unknown6"/><text:span text:style-name="T5"><draw:control draw:control="control67" draw:style-name="gr2" draw:text-style-name="P68" draw:z-index="66" svg:height="0.32cm" svg:width="0.331cm" svg:y="-0.302cm" text:anchor-type="as-char"/></text:span><text:span text:style-name="T5"><text:s/>BCX :</text:span> dossiers contentieux</text:p>
            <text:p text:style-name="P11"><text:span text:style-name="T5"><draw:control draw:control="control68" draw:style-name="gr2" draw:text-style-name="P68" draw:z-index="67" svg:height="0.32cm" svg:width="0.331cm" svg:y="-0.302cm" text:anchor-type="as-char"/></text:span><text:span text:style-name="T5"><text:s/>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8" draw:z-index="68" svg:height="0.32cm" svg:width="0.331cm" svg:y="-0.302cm" text:anchor-type="as-char"/></text:span><text:span text:style-name="T63"><text:s/>PIC/PIUR</text:span><text:span text:style-name="T62"> : avec Urbanisme se</text:span></text:p>
            <text:p text:style-name="P11"><text:span text:style-name="T63"><draw:control draw:control="control70" draw:style-name="gr2" draw:text-style-name="P68" draw:z-index="69" svg:height="0.32cm" svg:width="0.331cm" svg:y="-0.302cm" text:anchor-type="as-char"/></text:span><text:span text:style-name="T63"><text:s/>PIC/PIEN</text:span><text:span text:style-name="T62"> : avec Environnement seul </text:span></text:p>
            <text:p text:style-name="P11"><text:span text:style-name="T62"><draw:control draw:control="control71" draw:style-name="gr2" draw:text-style-name="P68" draw:z-index="70" svg:height="0.32cm" svg:width="0.331cm" svg:y="-0.302cm" text:anchor-type="as-char"/></text:span><text:span text:style-name="T62"><text:s/>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7"><text:span text:style-name="T67">do text if not licence_helper.folderCategory.count('UCO:')</text:span></text:p></office:annotation><draw:control draw:control="control72" draw:style-name="gr2" draw:text-style-name="P68" draw:z-index="71" svg:height="0.32cm" svg:width="0.331cm" svg:y="-0.302cm" text:anchor-type="as-char"/><text:s/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7"><text:span text:style-name="T67">do text if licence_helper.folderCategory.count('UCO:')</text:span></text:p></office:annotation></text:span><text:span text:style-name="T56"><draw:control draw:control="control90" draw:style-name="gr2" draw:text-style-name="P68" draw:z-index="89" svg:height="0.32cm" svg:width="0.331cm" svg:y="-0.302cm" text:anchor-type="as-char"/></text:span><text:span text:style-name="T56"><text:s/>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7"><text:span text:style-name="T67">do text if not licence_helper.folderCategory.count('UCO/D')</text:span></text:p></office:annotation><draw:control draw:control="control73" draw:style-name="gr2" draw:text-style-name="P68" draw:z-index="72" svg:height="0.32cm" svg:width="0.331cm" svg:y="-0.302cm" text:anchor-type="as-char"/><text:s/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7"><text:span text:style-name="T67">do text if licence_helper.folderCategory.count('UCO/D')</text:span></text:p></office:annotation></text:span><text:span text:style-name="T56"><draw:control draw:control="control91" draw:style-name="gr2" draw:text-style-name="P68" draw:z-index="90" svg:height="0.32cm" svg:width="0.331cm" svg:y="-0.302cm" text:anchor-type="as-char"/></text:span><text:span text:style-name="T56"><text:s/>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8" draw:z-index="73" svg:height="0.32cm" svg:width="0.331cm" svg:y="-0.302cm" text:anchor-type="as-char"/><text:s/>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7"><text:span text:style-name="T67">do text if not licence_helper.folderCategory.count('UCO/A')</text:span></text:p></office:annotation></text:span><text:span text:style-name="T8"><draw:control draw:control="control75" draw:style-name="gr2" draw:text-style-name="P68" draw:z-index="74" svg:height="0.32cm" svg:width="0.331cm" svg:y="-0.302cm" text:anchor-type="as-char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7"><text:span text:style-name="T67">do text if licence_helper.folderCategory.count('UCO/A')</text:span></text:p></office:annotation></text:span><text:span text:style-name="T8"><draw:control draw:control="control92" draw:style-name="gr2" draw:text-style-name="P68" draw:z-index="91" svg:height="0.32cm" svg:width="0.331cm" svg:y="-0.302cm" text:anchor-type="as-char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7"><text:span text:style-name="T67">do text if not licence_helper.folderCategory.count('UCO/PD')</text:span></text:p></office:annotation></text:span><text:span text:style-name="T8"><draw:control draw:control="control76" draw:style-name="gr2" draw:text-style-name="P68" draw:z-index="75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7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draw:control="control93" draw:style-name="gr2" draw:text-style-name="P68" draw:z-index="92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draw:control="control77" draw:style-name="gr2" draw:text-style-name="P68" draw:z-index="76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draw:control="control94" draw:style-name="gr2" draw:text-style-name="P68" draw:z-index="93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8" draw:z-index="77" svg:height="0.32cm" svg:width="0.331cm" svg:y="-0.302cm" text:anchor-type="as-char"/></text:span><text:span text:style-name="T8"><text:s/>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8" draw:z-index="78" svg:height="0.32cm" svg:width="0.331cm" svg:y="-0.302cm" text:anchor-type="as-char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5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30 jours' in licence_helper.annoncedDelay</text:span></text:p></office:annotation><text:span text:style-name="T6"><draw:control draw:control="control96" draw:style-name="gr1" draw:text-style-name="P68" draw:z-index="95" svg:height="0.399cm" svg:width="0.447cm" text:anchor-type="as-char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75 jours' in licence_helper.annoncedDelay</text:span></text:p></office:annotation><text:span text:style-name="T6"><draw:control draw:control="control97" draw:style-name="gr1" draw:text-style-name="P68" draw:z-index="96" svg:height="0.399cm" svg:width="0.447cm" text:anchor-type="as-char"/></text:span><text:s/>7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text:span text:style-name="T6"><draw:control draw:control="control98" draw:style-name="gr1" draw:text-style-name="P68" draw:z-index="97" svg:height="0.399cm" svg:width="0.447cm" text:anchor-type="as-char"/></text:span><text:s/>11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4" draw:style-name="gr1" draw:text-style-name="P68" draw:z-index="113" svg:height="0.399cm" svg:width="0.447cm" text:anchor-type="as-char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5" draw:style-name="gr1" draw:text-style-name="P68" draw:z-index="114" svg:height="0.399cm" svg:width="0.447cm" text:anchor-type="as-char"/></text:span><text:s/>7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13" draw:style-name="gr1" draw:text-style-name="P68" draw:z-index="112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draw:control="control112" draw:style-name="gr2" draw:text-style-name="P68" draw:z-index="111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draw:control="control105" draw:style-name="gr2" draw:text-style-name="P68" draw:z-index="104" svg:height="0.32cm" svg:width="0.331cm" svg:y="-0.302cm" text:anchor-type="as-char"/></text:span><text:span text:style-name="T26"><text:s/>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0" draw:style-name="gr1" draw:text-style-name="P68" draw:z-index="109" svg:height="0.399cm" svg:width="0.447cm" text:anchor-type="as-char"/></text:span><text:s/>6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1" draw:style-name="gr1" draw:text-style-name="P68" draw:z-index="110" svg:height="0.399cm" svg:width="0.447cm" text:anchor-type="as-char"/></text:span><text:s/>10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09" draw:style-name="gr1" draw:text-style-name="P68" draw:z-index="108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7"><text:span text:style-name="T71">do row for folderZoneValue in self.getValuesForTemplate('folderZone')</text:span></text:p></office:annotation><draw:control draw:control="control122" draw:style-name="gr1" draw:text-style-name="P68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7"><text:span text:style-name="T67">do text if not licence_helper.divergence</text:span></text:p></office:annotation><draw:control draw:control="control147" draw:style-name="gr1" draw:text-style-name="P68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4"><office:annotation><dc:creator>Auteur inconnu</dc:creator><dc:date>2017-05-16T15:02:40</dc:date><text:p text:style-name="P67"><text:span text:style-name="T67">do text if licence_helper.divergence</text:span></text:p></office:annotation><draw:control draw:control="control148" draw:style-name="gr1" draw:text-style-name="P68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7"><text:span text:style-name="T67">do text if not licence_helper.derogation</text:span></text:p></office:annotation><draw:control draw:control="control149" draw:style-name="gr1" draw:text-style-name="P68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7"><text:span text:style-name="T67">do text if <text:s/>licence_helper.derogation</text:span></text:p></office:annotation><draw:control draw:control="control150" draw:style-name="gr1" draw:text-style-name="P68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Ann' in licence_helper.inquiry_type</text:span></text:p></office:annotation></text:span><text:span text:style-name="T10"><draw:control draw:control="control121" draw:style-name="gr1" draw:text-style-name="P68" draw:z-index="120" svg:height="0.399cm" svg:width="0.447cm" text:anchor-type="as-char"/></text:span><text:span text:style-name="T10"><text:s/>ANNONCE DE PROJET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Ann' in licence_helper.inquiry_type</text:span></text:p></office:annotation></text:span><text:span text:style-name="T38"><draw:control draw:control="control120" draw:style-name="gr1" draw:text-style-name="P68" draw:z-index="119" svg:height="0.399cm" svg:width="0.447cm" text:anchor-type="as-char"/></text:span><text:span text:style-name="T38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0"><draw:control draw:control="control119" draw:style-name="gr1" draw:text-style-name="P68" draw:z-index="118" svg:height="0.399cm" svg:width="0.447cm" text:anchor-type="as-char"/></text:span><text:span text:style-name="T10"><text:s/>ENQUETE PUBLIQUE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38"><draw:control draw:control="control118" draw:style-name="gr1" draw:text-style-name="P68" draw:z-index="117" svg:height="0.399cm" svg:width="0.447cm" text:anchor-type="as-char"/></text:span><text:span text:style-name="T38"><text:s/>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8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7"><text:span text:style-name="T67">do text if not self.getRoadCoating()</text:span></text:p></office:annotation><draw:control draw:control="control126" draw:style-name="gr1" draw:text-style-name="P68" draw:z-index="125" svg:height="0.399cm" svg:width="0.447cm" text:anchor-type="as-char"/>revêtement en </text:p>
                  <text:p text:style-name="P55"><office:annotation><dc:creator>Ngaha </dc:creator><dc:date>2015-06-16T14:04:23</dc:date><text:p text:style-name="P67"><text:span text:style-name="T67">do text if self.getRoadCoating()</text:span></text:p></office:annotation><draw:control draw:control="control125" draw:style-name="gr1" draw:text-style-name="P68" draw:z-index="124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7"><text:span text:style-name="T70">do text if not self.roadEquipments.__str__().count(u"'eau'")</text:span></text:p></office:annotation><draw:control draw:control="control127" draw:style-name="gr1" draw:text-style-name="P68" draw:z-index="126" svg:height="0.399cm" svg:width="0.447cm" text:anchor-type="as-char"/>eau</text:p>
                  <text:p text:style-name="P55"><office:annotation><dc:creator>Ngaha </dc:creator><dc:date>2015-06-16T13:41:59</dc:date><text:p text:style-name="P67"><text:span text:style-name="T67">do text if self.roadEquipments.__str__().count(u"'eau'")</text:span></text:p></office:annotation><draw:control draw:control="control128" draw:style-name="gr1" draw:text-style-name="P68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7"><text:span text:style-name="T67">do text if not self.roadEquipments.__str__().count(u"'electricite'")</text:span></text:p></office:annotation><draw:control draw:control="control129" draw:style-name="gr1" draw:text-style-name="P68" draw:z-index="128" svg:height="0.399cm" svg:width="0.447cm" text:anchor-type="as-char"/>électricité</text:p>
                  <text:p text:style-name="P55"><office:annotation><dc:creator>Ngaha </dc:creator><dc:date>2015-06-16T13:42:53</dc:date><text:p text:style-name="P67"><text:span text:style-name="T67">do text if self.roadEquipments.__str__().count(u"'electricite'")</text:span></text:p></office:annotation><draw:control draw:control="control130" draw:style-name="gr1" draw:text-style-name="P68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7"><text:span text:style-name="T67">do text if not self.roadEquipments.__str__().count(u"'epuration'")</text:span></text:p></office:annotation><draw:control draw:control="control132" draw:style-name="gr1" draw:text-style-name="P68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7"><text:span text:style-name="T67">do text if self.roadEquipments.__str__().count(u"'epuration'")</text:span></text:p></office:annotation><draw:control draw:control="control131" draw:style-name="gr1" draw:text-style-name="P68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7"><text:span text:style-name="T67">do text if not self.roadEquipments.__str__().count(u"'pascollecteeaux'")</text:span></text:p></office:annotation><draw:control draw:control="control133" draw:style-name="gr1" draw:text-style-name="P68" draw:z-index="132" svg:height="0.399cm" svg:width="0.447cm" text:anchor-type="as-char"/>pas d'égout</text:p>
                  <text:p text:style-name="P55"><office:annotation><dc:creator>Ngaha </dc:creator><dc:date>2015-06-16T14:13:36</dc:date><text:p text:style-name="P67"><text:span text:style-name="T67">do text if self.roadEquipments.__str__().count(u"'pascollecteeaux'")</text:span></text:p></office:annotation><draw:control draw:control="control134" draw:style-name="gr1" draw:text-style-name="P68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7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7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7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7"><text:span text:style-name="T67">do text if not 'class' in licence_helper.protectedBuilding</text:span></text:p></office:annotation><draw:control draw:control="control136" draw:style-name="gr1" draw:text-style-name="P68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7"><text:span text:style-name="T67">do text if <text:s/>'class' in licence_helper.protectedBuilding</text:span></text:p></office:annotation><draw:control draw:control="control135" draw:style-name="gr1" draw:text-style-name="P68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7"><text:span text:style-name="T67">do text if not 'zone de protection' in licence_helper.protectedBuilding</text:span></text:p></office:annotation><draw:control draw:control="control138" draw:style-name="gr1" draw:text-style-name="P68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7"><text:span text:style-name="T67">do text if 'zone de protection' in licence_helper.protectedBuilding</text:span></text:p></office:annotation><draw:control draw:control="control137" draw:style-name="gr1" draw:text-style-name="P68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7"><text:span text:style-name="T67">do text if not <text:s/>u"repris \xe0 l'inventaire" in licence_helper.protectedBuilding</text:span></text:p></office:annotation><draw:control draw:control="control139" draw:style-name="gr1" draw:text-style-name="P68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7"><text:span text:style-name="T67">do text if <text:s/>u"repris \xe0 l'inventaire" in licence_helper.protectedBuilding</text:span></text:p></office:annotation><draw:control draw:control="control140" draw:style-name="gr1" draw:text-style-name="P68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7"><text:span text:style-name="T67">do text if not u"\xe0 l'Atlas arch\xe9ologique" in licence_helper.protectedBuilding</text:span></text:p></office:annotation><draw:control draw:control="control141" draw:style-name="gr1" draw:text-style-name="P68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7"><text:span text:style-name="T67">do text if u"\xe0 l'Atlas arch\xe9ologique" in licence_helper.protectedBuilding</text:span></text:p></office:annotation><draw:control draw:control="control142" draw:style-name="gr1" draw:text-style-name="P68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draw:control="control124" draw:style-name="gr1" draw:text-style-name="P68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draw:control="control123" draw:style-name="gr1" draw:text-style-name="P68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8" draw:z-index="85" svg:height="0.399cm" svg:width="0.447cm" text:anchor-type="as-char"/>favorable <text:s text:c="3"/><text:bookmark text:name="Unknown55"/><draw:control draw:control="control85" draw:style-name="gr1" draw:text-style-name="P68" draw:z-index="84" svg:height="0.399cm" svg:width="0.447cm" text:anchor-type="as-char"/>favorable conditionnel <text:s text:c="4"/><text:bookmark text:name="Unknown56"/><draw:control draw:control="control84" draw:style-name="gr1" draw:text-style-name="P68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8" draw:z-index="86" svg:height="0.399cm" svg:width="0.447cm" text:anchor-type="as-char"/>du <text:s/>…………………… <text:s text:c="5"/><text:bookmark text:name="Unknown58"/><draw:control draw:control="control89" draw:style-name="gr1" draw:text-style-name="P68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8" draw:z-index="87" svg:height="0.399cm" svg:width="0.447cm" text:anchor-type="as-char"/><text:s/>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<text:s/>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7"><text:span text:style-name="T70">do text if not self.folderCategory.count('UCO')</text:span></text:p></office:annotation><draw:control draw:control="control2" draw:style-name="gr1" draw:text-style-name="P68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7"><text:span text:style-name="T67">do text if not self.folderCategory.count('UCO')</text:span></text:p></office:annotation><draw:control draw:control="control17" draw:style-name="gr1" draw:text-style-name="P68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7"><text:span text:style-name="T67">do text if not self.folderCategory.startswith('CU1')</text:span></text:p></office:annotation><draw:control draw:control="control3" draw:style-name="gr1" draw:text-style-name="P68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7"><text:span text:style-name="T67">do text if self.folderCategory.startswith('CU1')</text:span></text:p></office:annotation><draw:control draw:control="control20" draw:style-name="gr1" draw:text-style-name="P68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7"><text:span text:style-name="T67">do text if not self.folderCategory.startswith('CU2')</text:span></text:p></office:annotation><draw:control draw:control="control4" draw:style-name="gr1" draw:text-style-name="P68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7"><text:span text:style-name="T67">do text if self.folderCategory.startswith('CU2')</text:span></text:p></office:annotation><draw:control draw:control="control21" draw:style-name="gr1" draw:text-style-name="P68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7"><text:span text:style-name="T67">do text if not self.folderCategory.startswith('PU')</text:span></text:p></office:annotation><draw:control draw:control="control5" draw:style-name="gr1" draw:text-style-name="P68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7"><text:span text:style-name="T67">do text if self.folderCategory.startswith('PU')</text:span></text:p></office:annotation></text:span><text:span text:style-name="T10"><draw:control draw:control="control22" draw:style-name="gr1" draw:text-style-name="P68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7"><text:span text:style-name="T67">do text if not self.folderCategory.startswith('DIV')</text:span></text:p></office:annotation><draw:control draw:control="control6" draw:style-name="gr1" draw:text-style-name="P68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7"><text:span text:style-name="T67">do text if self.folderCategory.startswith('DIV')</text:span></text:p></office:annotation></text:span><text:span text:style-name="T10"><draw:control draw:control="control23" draw:style-name="gr1" draw:text-style-name="P68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7"><text:span text:style-name="T67">do text if not self.folderCategory.startswith('UCP')</text:span></text:p></office:annotation><draw:control draw:control="control7" draw:style-name="gr1" draw:text-style-name="P68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7"><text:span text:style-name="T67">do text if self.folderCategory.startswith('UCP')</text:span></text:p></office:annotation></text:span><text:span text:style-name="T10"><draw:control draw:control="control24" draw:style-name="gr1" draw:text-style-name="P68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7"><text:span text:style-name="T67">do text if not self.folderCategory.startswith('LCP')</text:span></text:p></office:annotation><draw:control draw:control="control8" draw:style-name="gr1" draw:text-style-name="P68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7"><text:span text:style-name="T67">do text if self.folderCategory.startswith('LCP')</text:span></text:p></office:annotation></text:span><text:span text:style-name="T10"><draw:control draw:control="control25" draw:style-name="gr1" draw:text-style-name="P68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8" draw:z-index="57" svg:height="0.399cm" svg:width="0.447cm" text:anchor-type="as-char"/><text:s/>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7"><text:span text:style-name="T67">do text if not self.folderCategory.startswith('UAP')</text:span></text:p></office:annotation></text:span><text:span text:style-name="T10"><draw:control draw:control="control18" draw:style-name="gr1" draw:text-style-name="P68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7"><text:span text:style-name="T67">do text if self.folderCategory.startswith('UAP')</text:span></text:p></office:annotation></text:span><text:span text:style-name="T10"><draw:control draw:control="control19" draw:style-name="gr1" draw:text-style-name="P68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7"><text:span text:style-name="T67">do text if not self.folderCategory.startswith('UDC ')</text:span></text:p></office:annotation><draw:control draw:control="control9" draw:style-name="gr1" draw:text-style-name="P68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7"><text:span text:style-name="T67">do text if self.folderCategory.startswith('UDC ')</text:span></text:p></office:annotation></text:span><text:span text:style-name="T10"><draw:control draw:control="control26" draw:style-name="gr1" draw:text-style-name="P68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7"><text:span text:style-name="T67">do text if not self.folderCategory.startswith('UDC/D')</text:span></text:p></office:annotation><draw:control draw:control="control10" draw:style-name="gr1" draw:text-style-name="P68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7"><text:span text:style-name="T67">do text if self.folderCategory.startswith('UDC/D')</text:span></text:p></office:annotation></text:span><text:span text:style-name="T14"><draw:control draw:control="control27" draw:style-name="gr1" draw:text-style-name="P68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7"><text:span text:style-name="T67">do text if not self.folderCategory.startswith('LAP')</text:span></text:p></office:annotation><draw:control draw:control="control11" draw:style-name="gr1" draw:text-style-name="P68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7"><text:span text:style-name="T67">do text if self.folderCategory.startswith('LAP')</text:span></text:p></office:annotation></text:span><text:span text:style-name="T10"><draw:control draw:control="control28" draw:style-name="gr1" draw:text-style-name="P68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7"><text:span text:style-name="T67">do text if not self.folderCategory.startswith('LAP/M')</text:span></text:p></office:annotation><draw:control draw:control="control12" draw:style-name="gr1" draw:text-style-name="P68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7"><text:span text:style-name="T67">do text if self.folderCategory.startswith('LAP/M')</text:span></text:p></office:annotation></text:span><text:span text:style-name="T10"><draw:control draw:control="control29" draw:style-name="gr1" draw:text-style-name="P68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7"><text:span text:style-name="T67">do text if not self.folderCategory.startswith('LLDC')</text:span></text:p></office:annotation><draw:control draw:control="control13" draw:style-name="gr1" draw:text-style-name="P68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folderCategory.startswith('LLDC')</text:span></text:p></office:annotation></text:span><text:span text:style-name="T10"><draw:control draw:control="control30" draw:style-name="gr1" draw:text-style-name="P68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7"><text:span text:style-name="T67">do text if not self.folderCategory.startswith('LLDC/M')</text:span></text:p></office:annotation><draw:control draw:control="control14" draw:style-name="gr1" draw:text-style-name="P68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7"><text:span text:style-name="T67">do text if self.folderCategory.startswith('LLDC/M')</text:span></text:p></office:annotation></text:span><text:span text:style-name="T10"><draw:control draw:control="control31" draw:style-name="gr1" draw:text-style-name="P68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8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8" draw:z-index="59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66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7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7"><text:span text:style-name="T67">do text if not self.isInPCA</text:span></text:p></office:annotation><draw:control draw:control="control41" draw:style-name="gr1" draw:text-style-name="P68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7"><text:span text:style-name="T67">do text if self.isInPCA</text:span></text:p></office:annotation><draw:control draw:control="control42" draw:style-name="gr1" draw:text-style-name="P68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7"><text:span text:style-name="T67">do text</text:span></text:p><text:p text:style-name="P67"><text:span text:style-name="T67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7"><text:span text:style-name="T67">do text if not self.isInSubdivision</text:span></text:p></office:annotation><text:s/><draw:control draw:control="control43" draw:style-name="gr1" draw:text-style-name="P68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7"><text:span text:style-name="T67">do text if self.isInSubdivision</text:span></text:p></office:annotation><text:s/><draw:control draw:control="control44" draw:style-name="gr1" draw:text-style-name="P68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7"><text:span text:style-name="T67">do text</text:span></text:p><text:p text:style-name="P67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7"><text:span text:style-name="T67">do text if not derogation.count(u'au Plan de secteur')</text:span></text:p></office:annotation><draw:control draw:control="control49" draw:style-name="gr1" draw:text-style-name="P68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7"><text:span text:style-name="T67">do text if self.derogation.count(u'au Plan de secteur')</text:span></text:p></office:annotation><draw:control draw:control="control50" draw:style-name="gr1" draw:text-style-name="P68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7"><text:span text:style-name="T67">do text if not self.derogation.count(u"au Plan Communal d'Am\xe9nagement")</text:span></text:p></office:annotation><draw:control draw:control="control48" draw:style-name="gr1" draw:text-style-name="P68" draw:z-index="47" svg:height="0.399cm" svg:width="0.447cm" text:anchor-type="as-char"/>au PCA.</text:p>
                  <text:p text:style-name="P42"><office:annotation><dc:creator>Ngaha </dc:creator><dc:date>2015-06-16T10:30:51</dc:date><text:p text:style-name="P67"><text:span text:style-name="T67">do text if self.derogation.count(u"au Plan Communal d'Am\xe9nagement")</text:span></text:p></office:annotation><draw:control draw:control="control51" draw:style-name="gr1" draw:text-style-name="P68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7"><text:span text:style-name="T67">do text if not self.derogation.count(u"au Lotissement")</text:span></text:p></office:annotation><draw:control draw:control="control47" draw:style-name="gr1" draw:text-style-name="P68" draw:z-index="46" svg:height="0.399cm" svg:width="0.447cm" text:anchor-type="as-char"/>au lotissement</text:p>
                  <text:p text:style-name="P42"><office:annotation><dc:creator>Ngaha </dc:creator><dc:date>2015-06-16T10:35:59</dc:date><text:p text:style-name="P67"><text:span text:style-name="T67">do text if self.derogation.count(u"au Lotissement")</text:span></text:p></office:annotation><draw:control draw:control="control52" draw:style-name="gr1" draw:text-style-name="P68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7"><text:span text:style-name="T67">do text if not self.derogation.count(u"au R\xe8glement Communal d'Urbanisme")</text:span></text:p></office:annotation><draw:control draw:control="control46" draw:style-name="gr1" draw:text-style-name="P68" draw:z-index="45" svg:height="0.399cm" svg:width="0.447cm" text:anchor-type="as-char"/>au RCU</text:p>
                  <text:p text:style-name="P42"><office:annotation><dc:creator>Ngaha </dc:creator><dc:date>2015-06-16T10:37:48</dc:date><text:p text:style-name="P67"><text:span text:style-name="T67">do text if self.derogation.count(u"au R\xe8glement Communal d'Urbanisme")</text:span></text:p></office:annotation><draw:control draw:control="control53" draw:style-name="gr1" draw:text-style-name="P68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7"><text:span text:style-name="T67">do text if not self.derogation.count(u"au R\xe8glement R\xe9gional d'Urbanisme")</text:span></text:p></office:annotation><text:s/><draw:control draw:control="control45" draw:style-name="gr1" draw:text-style-name="P68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7"><text:span text:style-name="T67">do text if self.derogation.count(u"au R\xe8glement R\xe9gional d'Urbanisme")</text:span></text:p></office:annotation><text:s/><draw:control draw:control="control54" draw:style-name="gr1" draw:text-style-name="P68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7"><text:span text:style-name="T67">do text if not self.investigationStart</text:span></text:p></office:annotation><text:s/><draw:control draw:control="control32" draw:style-name="gr1" draw:text-style-name="P68" draw:z-index="31" svg:height="0.399cm" svg:width="0.447cm" text:anchor-type="as-char"/>oui <text:s/><draw:control draw:control="control33" draw:style-name="gr1" draw:text-style-name="P68" draw:z-index="32" svg:height="0.399cm" svg:width="0.447cm" text:anchor-type="as-char"/>du <text:s text:c="14"/>au <text:s text:c="14"/>Réclamation ? <text:s/><draw:control draw:control="control34" draw:style-name="gr1" draw:text-style-name="P68" draw:z-index="33" svg:height="0.399cm" svg:width="0.447cm" text:anchor-type="as-char"/></text:p>
            <text:p text:style-name="P41"><office:annotation><dc:creator>Ngaha </dc:creator><dc:date>2015-06-08T15:32:55</dc:date><text:p text:style-name="P67"><text:span text:style-name="T67">do text if self.investigationStart and ((self.investigationOralReclamationNumber &lt;= 0) and (self.investigationWriteReclamationNumber &lt;= 0))</text:span></text:p></office:annotation><text:s/><draw:control draw:control="control35" draw:style-name="gr1" draw:text-style-name="P68" draw:z-index="34" svg:height="0.399cm" svg:width="0.447cm" text:anchor-type="as-char"/>oui <text:s/><draw:control draw:control="control36" draw:style-name="gr1" draw:text-style-name="P68" draw:z-index="35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37" draw:style-name="gr1" draw:text-style-name="P68" draw:z-index="36" svg:height="0.399cm" svg:width="0.447cm" text:anchor-type="as-char"/></text:p>
            <text:p text:style-name="P41"><office:annotation><dc:creator>Ngaha </dc:creator><dc:date>2015-06-08T15:17:29</dc:date><text:p text:style-name="P67"><text:span text:style-name="T70">do text if self.investigationStart and ((self.investigationOralReclamationNumber &gt; 0) or (self.investigationWriteReclamationNumber &gt; 0))</text:span></text:p></office:annotation><text:s/><draw:control draw:control="control38" draw:style-name="gr1" draw:text-style-name="P68" draw:z-index="37" svg:height="0.399cm" svg:width="0.447cm" text:anchor-type="as-char"/>oui <text:s/><draw:control draw:control="control39" draw:style-name="gr1" draw:text-style-name="P68" draw:z-index="38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40" draw:style-name="gr1" draw:text-style-name="P68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7"><text:span text:style-name="T67">do text if self.roadAdaptation.count(u"Non")</text:span></text:p></office:annotation><draw:control draw:control="control55" draw:style-name="gr1" draw:text-style-name="P68" draw:z-index="54" svg:height="0.399cm" svg:width="0.447cm" text:anchor-type="as-char"/>oui</text:p>
                  <text:p text:style-name="P42"><office:annotation><dc:creator>Ngaha </dc:creator><dc:date>2015-06-16T11:28:48</dc:date><text:p text:style-name="P67"><text:span text:style-name="T67">do text if self.roadAdaptation.count(u"Oui")</text:span></text:p></office:annotation><draw:control draw:control="control56" draw:style-name="gr1" draw:text-style-name="P68" draw:z-index="55" svg:height="0.399cm" svg:width="0.447cm" text:anchor-type="as-char"/>oui</text:p>
                  <text:p text:style-name="P42"><text:span text:style-name="T6">Type de voirie </text:span>: <text:text-input text:description="">self.roadType</text:text-input><office:annotation><dc:creator>Ngaha </dc:creator><dc:date>2015-06-16T11:43:17</dc:date><text:p text:style-name="P67"><text:span text:style-name="T67">do text if not self.roadType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7"><text:span text:style-name="T71">do row for folderZoneValue in self.getValuesForTemplate('folderZone')</text:span></text:p></office:annotation><draw:control draw:control="control1" draw:style-name="gr1" draw:text-style-name="P68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ext:soft-page-break/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draw:control="control15" draw:style-name="gr1" draw:text-style-name="P68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draw:control="control57" draw:style-name="gr1" draw:text-style-name="P68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8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8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7"><text:span text:style-name="T67">do text if not self.roadType.count(u'Régionale')</text:span></text:p></office:annotation><text:s/><text:bookmark text:name="Unknown34"/><draw:control draw:control="control144" draw:style-name="gr1" draw:text-style-name="P68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7"><text:span text:style-name="T67">do text if self.roadType.count(u'Régionale')</text:span></text:p></office:annotation><text:s/><text:bookmark text:name="Unknown341"/><draw:control draw:control="control146" draw:style-name="gr1" draw:text-style-name="P68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8" draw:z-index="144" svg:height="0.399cm" svg:width="0.447cm" text:anchor-type="as-char"/>Communale</text:p>
      <text:p text:style-name="P3"><text:s/><draw:control draw:control="control143" draw:style-name="gr1" draw:text-style-name="P68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1"><draw:control draw:control="control117" draw:style-name="gr1" draw:text-style-name="P68" draw:z-index="116" svg:height="0.399cm" svg:width="0.447cm" text:anchor-type="as-char"/></text:span><text:span text:style-name="T10"><text:s/>ENQUETE</text:span></text:p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11"><draw:control draw:control="control116" draw:style-name="gr1" draw:text-style-name="P68" draw:z-index="115" svg:height="0.399cm" svg:width="0.447cm" text:anchor-type="as-char"/></text:span><text:span text:style-name="T10"><text:s/>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/text:span><text:span text:style-name="T45"><draw:control draw:control="control107" draw:style-name="gr1" draw:text-style-name="P68" draw:z-index="106" svg:height="0.399cm" svg:width="0.447cm" text:anchor-type="as-char"/></text:span><text:span text:style-name="T46"><text:s/>60 jours</text:span></text:p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/text:span><text:span text:style-name="T45"><draw:control draw:control="control108" draw:style-name="gr1" draw:text-style-name="P68" draw:z-index="107" svg:height="0.399cm" svg:width="0.447cm" text:anchor-type="as-char"/></text:span><text:span text:style-name="T46"><text:s/>105 jours</text:span></text:p>
      <text:p text:style-name="P4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text:span text:style-name="T65"><draw:control draw:control="control106" draw:style-name="gr1" draw:text-style-name="P68" draw:z-index="105" svg:height="0.399cm" svg:width="0.447cm" text:anchor-type="as-char"/></text:span><text:s/><text:span text:style-name="T10">145 jours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49"><draw:control draw:control="control100" draw:style-name="gr2" draw:text-style-name="P68" draw:z-index="99" svg:height="0.32cm" svg:width="0.331cm" svg:y="-0.302cm" text:anchor-type="as-char"/></text:span><text:span text:style-name="T49"><text:s/>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/text:span><text:span text:style-name="T45"><draw:control draw:control="control99" draw:style-name="gr1" draw:text-style-name="P68" draw:z-index="98" svg:height="0.399cm" svg:width="0.447cm" text:anchor-type="as-char"/></text:span><text:span text:style-name="T46"><text:s/>30 jours</text:span></text:p>
      <text:p text:style-name="P3"/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2" svg:font-family="'DejaVu Sans'"/>
    <style:font-face style:font-family-generic="swiss" style:name="Ubuntu" svg:font-family="Ubuntu"/>
    <style:font-face style:font-pitch="variable" style:name="DejaVu Sans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UrbanBody_20_">
      <style:paragraph-properties fo:margin-left="0.002cm" fo:margin-right="-0.335cm" fo:text-indent="0cm" style:auto-text-indent="false"/>
      <style:text-properties fo:font-size="9pt" officeooo:paragraph-rsid="001a75f6" style:font-name="Calibri1" style:font-size-asian="9pt" style:font-size-complex="9pt"/>
    </style:style>
    <style:style style:family="paragraph" style:name="P66" style:parent-style-name="UrbanBody_20_">
      <style:text-properties fo:font-size="10pt" officeooo:paragraph-rsid="001a75f6" style:font-name="Calibri1" style:font-size-asian="10pt" style:font-size-complex="10pt"/>
    </style:style>
    <style:style style:family="paragraph" style:name="P6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input-required="false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input-required="false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input-required="false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input-required="false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input-required="false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input-required="false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input-required="false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input-required="false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input-required="false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input-required="false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input-required="false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input-required="false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input-required="false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input-required="false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input-required="false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input-required="false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input-required="false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input-required="false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input-required="false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input-required="false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input-required="false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input-required="false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input-required="false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input-required="false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input-required="false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input-required="false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input-required="false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input-required="false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input-required="false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input-required="false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input-required="false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input-required="false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input-required="false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input-required="false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input-required="false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input-required="false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input-required="false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input-required="false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input-required="false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input-required="false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input-required="false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input-required="false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input-required="false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input-required="false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input-required="false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input-required="false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input-required="false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input-required="false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input-required="false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input-required="false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input-required="false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input-required="false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input-required="false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<text:s/>/ </text:span><text:span text:style-name="T36"><text:text-input text:description="">tool.getCurrentFolderManagerInitials()</text:text-input></text:span><text:s text:c="2"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8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8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8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draw:control="control104" draw:style-name="gr2" draw:text-style-name="P68" draw:z-index="103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draw:control="control103" draw:style-name="gr2" draw:text-style-name="P68" draw:z-index="102" svg:height="0.32cm" svg:width="0.331cm" svg:y="-0.302cm" text:anchor-type="as-char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8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8" draw:z-index="101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7"><text:span text:style-name="T67">do text if not licence_helper.folderCategory.count('UCP')</text:span></text:p></office:annotation></text:span><text:span text:style-name="T49"><draw:control draw:control="control63" draw:style-name="gr2" draw:text-style-name="P68" draw:z-index="62" svg:height="0.32cm" svg:width="0.331cm" svg:y="-0.302cm" text:anchor-type="as-char"/></text:span><text:span text:style-name="T49"><text:s/>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7"><text:span text:style-name="T67">do text if licence_helper.folderCategory.count('UCP')</text:span></text:p></office:annotation></text:span><text:span text:style-name="T51"><draw:control draw:control="control95" draw:style-name="gr2" draw:text-style-name="P68" draw:z-index="94" svg:height="0.32cm" svg:width="0.331cm" svg:y="-0.302cm" text:anchor-type="as-char"/></text:span><text:span text:style-name="T54"><text:s/>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8" draw:z-index="61" svg:height="0.32cm" svg:width="0.331cm" svg:y="-0.302cm" text:anchor-type="as-char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8" draw:z-index="63" svg:height="0.32cm" svg:width="0.331cm" svg:y="-0.302cm" text:anchor-type="as-char"/></text:span><text:span text:style-name="T49"><text:s/>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8" draw:z-index="64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8" draw:z-index="65" svg:height="0.32cm" svg:width="0.331cm" svg:y="-0.302cm" text:anchor-type="as-char"/></text:span><text:span text:style-name="T5"><text:s/>DIV</text:span> : autre demande <text:s text:c="19"/></text:p>
            <text:p text:style-name="P10"><text:bookmark text:name="Unknown6"/><text:span text:style-name="T5"><draw:control draw:control="control67" draw:style-name="gr2" draw:text-style-name="P68" draw:z-index="66" svg:height="0.32cm" svg:width="0.331cm" svg:y="-0.302cm" text:anchor-type="as-char"/></text:span><text:span text:style-name="T5"><text:s/>BCX :</text:span> dossiers contentieux</text:p>
            <text:p text:style-name="P11"><text:span text:style-name="T5"><draw:control draw:control="control68" draw:style-name="gr2" draw:text-style-name="P68" draw:z-index="67" svg:height="0.32cm" svg:width="0.331cm" svg:y="-0.302cm" text:anchor-type="as-char"/></text:span><text:span text:style-name="T5"><text:s/>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8" draw:z-index="68" svg:height="0.32cm" svg:width="0.331cm" svg:y="-0.302cm" text:anchor-type="as-char"/></text:span><text:span text:style-name="T63"><text:s/>PIC/PIUR</text:span><text:span text:style-name="T62"> : avec Urbanisme se</text:span></text:p>
            <text:p text:style-name="P11"><text:span text:style-name="T63"><draw:control draw:control="control70" draw:style-name="gr2" draw:text-style-name="P68" draw:z-index="69" svg:height="0.32cm" svg:width="0.331cm" svg:y="-0.302cm" text:anchor-type="as-char"/></text:span><text:span text:style-name="T63"><text:s/>PIC/PIEN</text:span><text:span text:style-name="T62"> : avec Environnement seul </text:span></text:p>
            <text:p text:style-name="P11"><text:span text:style-name="T62"><draw:control draw:control="control71" draw:style-name="gr2" draw:text-style-name="P68" draw:z-index="70" svg:height="0.32cm" svg:width="0.331cm" svg:y="-0.302cm" text:anchor-type="as-char"/></text:span><text:span text:style-name="T62"><text:s/>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7"><text:span text:style-name="T67">do text if not licence_helper.folderCategory.count('UCO:')</text:span></text:p></office:annotation><draw:control draw:control="control72" draw:style-name="gr2" draw:text-style-name="P68" draw:z-index="71" svg:height="0.32cm" svg:width="0.331cm" svg:y="-0.302cm" text:anchor-type="as-char"/><text:s/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7"><text:span text:style-name="T67">do text if licence_helper.folderCategory.count('UCO:')</text:span></text:p></office:annotation></text:span><text:span text:style-name="T56"><draw:control draw:control="control90" draw:style-name="gr2" draw:text-style-name="P68" draw:z-index="89" svg:height="0.32cm" svg:width="0.331cm" svg:y="-0.302cm" text:anchor-type="as-char"/></text:span><text:span text:style-name="T56"><text:s/>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7"><text:span text:style-name="T67">do text if not licence_helper.folderCategory.count('UCO/D')</text:span></text:p></office:annotation><draw:control draw:control="control73" draw:style-name="gr2" draw:text-style-name="P68" draw:z-index="72" svg:height="0.32cm" svg:width="0.331cm" svg:y="-0.302cm" text:anchor-type="as-char"/><text:s/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7"><text:span text:style-name="T67">do text if licence_helper.folderCategory.count('UCO/D')</text:span></text:p></office:annotation></text:span><text:span text:style-name="T56"><draw:control draw:control="control91" draw:style-name="gr2" draw:text-style-name="P68" draw:z-index="90" svg:height="0.32cm" svg:width="0.331cm" svg:y="-0.302cm" text:anchor-type="as-char"/></text:span><text:span text:style-name="T56"><text:s/>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8" draw:z-index="73" svg:height="0.32cm" svg:width="0.331cm" svg:y="-0.302cm" text:anchor-type="as-char"/><text:s/>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7"><text:span text:style-name="T67">do text if not licence_helper.folderCategory.count('UCO/A')</text:span></text:p></office:annotation></text:span><text:span text:style-name="T8"><draw:control draw:control="control75" draw:style-name="gr2" draw:text-style-name="P68" draw:z-index="74" svg:height="0.32cm" svg:width="0.331cm" svg:y="-0.302cm" text:anchor-type="as-char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7"><text:span text:style-name="T67">do text if licence_helper.folderCategory.count('UCO/A')</text:span></text:p></office:annotation></text:span><text:span text:style-name="T8"><draw:control draw:control="control92" draw:style-name="gr2" draw:text-style-name="P68" draw:z-index="91" svg:height="0.32cm" svg:width="0.331cm" svg:y="-0.302cm" text:anchor-type="as-char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7"><text:span text:style-name="T67">do text if not licence_helper.folderCategory.count('UCO/PD')</text:span></text:p></office:annotation></text:span><text:span text:style-name="T8"><draw:control draw:control="control76" draw:style-name="gr2" draw:text-style-name="P68" draw:z-index="75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7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draw:control="control93" draw:style-name="gr2" draw:text-style-name="P68" draw:z-index="92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draw:control="control77" draw:style-name="gr2" draw:text-style-name="P68" draw:z-index="76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draw:control="control94" draw:style-name="gr2" draw:text-style-name="P68" draw:z-index="93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8" draw:z-index="77" svg:height="0.32cm" svg:width="0.331cm" svg:y="-0.302cm" text:anchor-type="as-char"/></text:span><text:span text:style-name="T8"><text:s/>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8" draw:z-index="78" svg:height="0.32cm" svg:width="0.331cm" svg:y="-0.302cm" text:anchor-type="as-char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5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30 jours' in licence_helper.annoncedDelay</text:span></text:p></office:annotation><text:span text:style-name="T6"><draw:control draw:control="control96" draw:style-name="gr1" draw:text-style-name="P68" draw:z-index="95" svg:height="0.399cm" svg:width="0.447cm" text:anchor-type="as-char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75 jours' in licence_helper.annoncedDelay</text:span></text:p></office:annotation><text:span text:style-name="T6"><draw:control draw:control="control97" draw:style-name="gr1" draw:text-style-name="P68" draw:z-index="96" svg:height="0.399cm" svg:width="0.447cm" text:anchor-type="as-char"/></text:span><text:s/>7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text:span text:style-name="T6"><draw:control draw:control="control98" draw:style-name="gr1" draw:text-style-name="P68" draw:z-index="97" svg:height="0.399cm" svg:width="0.447cm" text:anchor-type="as-char"/></text:span><text:s/>11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4" draw:style-name="gr1" draw:text-style-name="P68" draw:z-index="113" svg:height="0.399cm" svg:width="0.447cm" text:anchor-type="as-char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5" draw:style-name="gr1" draw:text-style-name="P68" draw:z-index="114" svg:height="0.399cm" svg:width="0.447cm" text:anchor-type="as-char"/></text:span><text:s/>7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13" draw:style-name="gr1" draw:text-style-name="P68" draw:z-index="112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draw:control="control112" draw:style-name="gr2" draw:text-style-name="P68" draw:z-index="111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draw:control="control105" draw:style-name="gr2" draw:text-style-name="P68" draw:z-index="104" svg:height="0.32cm" svg:width="0.331cm" svg:y="-0.302cm" text:anchor-type="as-char"/></text:span><text:span text:style-name="T26"><text:s/>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0" draw:style-name="gr1" draw:text-style-name="P68" draw:z-index="109" svg:height="0.399cm" svg:width="0.447cm" text:anchor-type="as-char"/></text:span><text:s/>6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1" draw:style-name="gr1" draw:text-style-name="P68" draw:z-index="110" svg:height="0.399cm" svg:width="0.447cm" text:anchor-type="as-char"/></text:span><text:s/>10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09" draw:style-name="gr1" draw:text-style-name="P68" draw:z-index="108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7"><text:span text:style-name="T71">do row for folderZoneValue in self.getValuesForTemplate('folderZone')</text:span></text:p></office:annotation><draw:control draw:control="control122" draw:style-name="gr1" draw:text-style-name="P68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7"><text:span text:style-name="T67">do text if not licence_helper.divergence</text:span></text:p></office:annotation><draw:control draw:control="control147" draw:style-name="gr1" draw:text-style-name="P68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4"><office:annotation><dc:creator>Auteur inconnu</dc:creator><dc:date>2017-05-16T15:02:40</dc:date><text:p text:style-name="P67"><text:span text:style-name="T67">do text if licence_helper.divergence</text:span></text:p></office:annotation><draw:control draw:control="control148" draw:style-name="gr1" draw:text-style-name="P68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7"><text:span text:style-name="T67">do text if not licence_helper.derogation</text:span></text:p></office:annotation><draw:control draw:control="control149" draw:style-name="gr1" draw:text-style-name="P68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7"><text:span text:style-name="T67">do text if <text:s/>licence_helper.derogation</text:span></text:p></office:annotation><draw:control draw:control="control150" draw:style-name="gr1" draw:text-style-name="P68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Ann' in licence_helper.inquiry_type</text:span></text:p></office:annotation></text:span><text:span text:style-name="T10"><draw:control draw:control="control121" draw:style-name="gr1" draw:text-style-name="P68" draw:z-index="120" svg:height="0.399cm" svg:width="0.447cm" text:anchor-type="as-char"/></text:span><text:span text:style-name="T10"><text:s/>ANNONCE DE PROJET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Ann' in licence_helper.inquiry_type</text:span></text:p></office:annotation></text:span><text:span text:style-name="T38"><draw:control draw:control="control120" draw:style-name="gr1" draw:text-style-name="P68" draw:z-index="119" svg:height="0.399cm" svg:width="0.447cm" text:anchor-type="as-char"/></text:span><text:span text:style-name="T38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0"><draw:control draw:control="control119" draw:style-name="gr1" draw:text-style-name="P68" draw:z-index="118" svg:height="0.399cm" svg:width="0.447cm" text:anchor-type="as-char"/></text:span><text:span text:style-name="T10"><text:s/>ENQUETE PUBLIQUE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38"><draw:control draw:control="control118" draw:style-name="gr1" draw:text-style-name="P68" draw:z-index="117" svg:height="0.399cm" svg:width="0.447cm" text:anchor-type="as-char"/></text:span><text:span text:style-name="T38"><text:s/>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8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7"><text:span text:style-name="T67">do text if not self.getRoadCoating()</text:span></text:p></office:annotation><draw:control draw:control="control126" draw:style-name="gr1" draw:text-style-name="P68" draw:z-index="125" svg:height="0.399cm" svg:width="0.447cm" text:anchor-type="as-char"/>revêtement en </text:p>
                  <text:p text:style-name="P55"><office:annotation><dc:creator>Ngaha </dc:creator><dc:date>2015-06-16T14:04:23</dc:date><text:p text:style-name="P67"><text:span text:style-name="T67">do text if self.getRoadCoating()</text:span></text:p></office:annotation><draw:control draw:control="control125" draw:style-name="gr1" draw:text-style-name="P68" draw:z-index="124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7"><text:span text:style-name="T70">do text if not self.roadEquipments.__str__().count(u"'eau'")</text:span></text:p></office:annotation><draw:control draw:control="control127" draw:style-name="gr1" draw:text-style-name="P68" draw:z-index="126" svg:height="0.399cm" svg:width="0.447cm" text:anchor-type="as-char"/>eau</text:p>
                  <text:p text:style-name="P55"><office:annotation><dc:creator>Ngaha </dc:creator><dc:date>2015-06-16T13:41:59</dc:date><text:p text:style-name="P67"><text:span text:style-name="T67">do text if self.roadEquipments.__str__().count(u"'eau'")</text:span></text:p></office:annotation><draw:control draw:control="control128" draw:style-name="gr1" draw:text-style-name="P68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7"><text:span text:style-name="T67">do text if not self.roadEquipments.__str__().count(u"'electricite'")</text:span></text:p></office:annotation><draw:control draw:control="control129" draw:style-name="gr1" draw:text-style-name="P68" draw:z-index="128" svg:height="0.399cm" svg:width="0.447cm" text:anchor-type="as-char"/>électricité</text:p>
                  <text:p text:style-name="P55"><office:annotation><dc:creator>Ngaha </dc:creator><dc:date>2015-06-16T13:42:53</dc:date><text:p text:style-name="P67"><text:span text:style-name="T67">do text if self.roadEquipments.__str__().count(u"'electricite'")</text:span></text:p></office:annotation><draw:control draw:control="control130" draw:style-name="gr1" draw:text-style-name="P68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7"><text:span text:style-name="T67">do text if not self.roadEquipments.__str__().count(u"'epuration'")</text:span></text:p></office:annotation><draw:control draw:control="control132" draw:style-name="gr1" draw:text-style-name="P68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7"><text:span text:style-name="T67">do text if self.roadEquipments.__str__().count(u"'epuration'")</text:span></text:p></office:annotation><draw:control draw:control="control131" draw:style-name="gr1" draw:text-style-name="P68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7"><text:span text:style-name="T67">do text if not self.roadEquipments.__str__().count(u"'pascollecteeaux'")</text:span></text:p></office:annotation><draw:control draw:control="control133" draw:style-name="gr1" draw:text-style-name="P68" draw:z-index="132" svg:height="0.399cm" svg:width="0.447cm" text:anchor-type="as-char"/>pas d'égout</text:p>
                  <text:p text:style-name="P55"><office:annotation><dc:creator>Ngaha </dc:creator><dc:date>2015-06-16T14:13:36</dc:date><text:p text:style-name="P67"><text:span text:style-name="T67">do text if self.roadEquipments.__str__().count(u"'pascollecteeaux'")</text:span></text:p></office:annotation><draw:control draw:control="control134" draw:style-name="gr1" draw:text-style-name="P68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7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7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7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7"><text:span text:style-name="T67">do text if not 'class' in licence_helper.protectedBuilding</text:span></text:p></office:annotation><draw:control draw:control="control136" draw:style-name="gr1" draw:text-style-name="P68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7"><text:span text:style-name="T67">do text if <text:s/>'class' in licence_helper.protectedBuilding</text:span></text:p></office:annotation><draw:control draw:control="control135" draw:style-name="gr1" draw:text-style-name="P68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7"><text:span text:style-name="T67">do text if not 'zone de protection' in licence_helper.protectedBuilding</text:span></text:p></office:annotation><draw:control draw:control="control138" draw:style-name="gr1" draw:text-style-name="P68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7"><text:span text:style-name="T67">do text if 'zone de protection' in licence_helper.protectedBuilding</text:span></text:p></office:annotation><draw:control draw:control="control137" draw:style-name="gr1" draw:text-style-name="P68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7"><text:span text:style-name="T67">do text if not <text:s/>u"repris \xe0 l'inventaire" in licence_helper.protectedBuilding</text:span></text:p></office:annotation><draw:control draw:control="control139" draw:style-name="gr1" draw:text-style-name="P68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7"><text:span text:style-name="T67">do text if <text:s/>u"repris \xe0 l'inventaire" in licence_helper.protectedBuilding</text:span></text:p></office:annotation><draw:control draw:control="control140" draw:style-name="gr1" draw:text-style-name="P68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7"><text:span text:style-name="T67">do text if not u"\xe0 l'Atlas arch\xe9ologique" in licence_helper.protectedBuilding</text:span></text:p></office:annotation><draw:control draw:control="control141" draw:style-name="gr1" draw:text-style-name="P68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7"><text:span text:style-name="T67">do text if u"\xe0 l'Atlas arch\xe9ologique" in licence_helper.protectedBuilding</text:span></text:p></office:annotation><draw:control draw:control="control142" draw:style-name="gr1" draw:text-style-name="P68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draw:control="control124" draw:style-name="gr1" draw:text-style-name="P68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draw:control="control123" draw:style-name="gr1" draw:text-style-name="P68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8" draw:z-index="85" svg:height="0.399cm" svg:width="0.447cm" text:anchor-type="as-char"/>favorable <text:s text:c="3"/><text:bookmark text:name="Unknown55"/><draw:control draw:control="control85" draw:style-name="gr1" draw:text-style-name="P68" draw:z-index="84" svg:height="0.399cm" svg:width="0.447cm" text:anchor-type="as-char"/>favorable conditionnel <text:s text:c="4"/><text:bookmark text:name="Unknown56"/><draw:control draw:control="control84" draw:style-name="gr1" draw:text-style-name="P68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8" draw:z-index="86" svg:height="0.399cm" svg:width="0.447cm" text:anchor-type="as-char"/>du <text:s/>…………………… <text:s text:c="5"/><text:bookmark text:name="Unknown58"/><draw:control draw:control="control89" draw:style-name="gr1" draw:text-style-name="P68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8" draw:z-index="87" svg:height="0.399cm" svg:width="0.447cm" text:anchor-type="as-char"/><text:s/>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<text:s/>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7"><text:span text:style-name="T70">do text if not self.folderCategory.count('UCO')</text:span></text:p></office:annotation><draw:control draw:control="control2" draw:style-name="gr1" draw:text-style-name="P68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7"><text:span text:style-name="T67">do text if not self.folderCategory.count('UCO')</text:span></text:p></office:annotation><draw:control draw:control="control17" draw:style-name="gr1" draw:text-style-name="P68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7"><text:span text:style-name="T67">do text if not self.folderCategory.startswith('CU1')</text:span></text:p></office:annotation><draw:control draw:control="control3" draw:style-name="gr1" draw:text-style-name="P68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7"><text:span text:style-name="T67">do text if self.folderCategory.startswith('CU1')</text:span></text:p></office:annotation><draw:control draw:control="control20" draw:style-name="gr1" draw:text-style-name="P68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7"><text:span text:style-name="T67">do text if not self.folderCategory.startswith('CU2')</text:span></text:p></office:annotation><draw:control draw:control="control4" draw:style-name="gr1" draw:text-style-name="P68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7"><text:span text:style-name="T67">do text if self.folderCategory.startswith('CU2')</text:span></text:p></office:annotation><draw:control draw:control="control21" draw:style-name="gr1" draw:text-style-name="P68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7"><text:span text:style-name="T67">do text if not self.folderCategory.startswith('PU')</text:span></text:p></office:annotation><draw:control draw:control="control5" draw:style-name="gr1" draw:text-style-name="P68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7"><text:span text:style-name="T67">do text if self.folderCategory.startswith('PU')</text:span></text:p></office:annotation></text:span><text:span text:style-name="T10"><draw:control draw:control="control22" draw:style-name="gr1" draw:text-style-name="P68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7"><text:span text:style-name="T67">do text if not self.folderCategory.startswith('DIV')</text:span></text:p></office:annotation><draw:control draw:control="control6" draw:style-name="gr1" draw:text-style-name="P68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7"><text:span text:style-name="T67">do text if self.folderCategory.startswith('DIV')</text:span></text:p></office:annotation></text:span><text:span text:style-name="T10"><draw:control draw:control="control23" draw:style-name="gr1" draw:text-style-name="P68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7"><text:span text:style-name="T67">do text if not self.folderCategory.startswith('UCP')</text:span></text:p></office:annotation><draw:control draw:control="control7" draw:style-name="gr1" draw:text-style-name="P68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7"><text:span text:style-name="T67">do text if self.folderCategory.startswith('UCP')</text:span></text:p></office:annotation></text:span><text:span text:style-name="T10"><draw:control draw:control="control24" draw:style-name="gr1" draw:text-style-name="P68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7"><text:span text:style-name="T67">do text if not self.folderCategory.startswith('LCP')</text:span></text:p></office:annotation><draw:control draw:control="control8" draw:style-name="gr1" draw:text-style-name="P68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7"><text:span text:style-name="T67">do text if self.folderCategory.startswith('LCP')</text:span></text:p></office:annotation></text:span><text:span text:style-name="T10"><draw:control draw:control="control25" draw:style-name="gr1" draw:text-style-name="P68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8" draw:z-index="57" svg:height="0.399cm" svg:width="0.447cm" text:anchor-type="as-char"/><text:s/>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7"><text:span text:style-name="T67">do text if not self.folderCategory.startswith('UAP')</text:span></text:p></office:annotation></text:span><text:span text:style-name="T10"><draw:control draw:control="control18" draw:style-name="gr1" draw:text-style-name="P68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7"><text:span text:style-name="T67">do text if self.folderCategory.startswith('UAP')</text:span></text:p></office:annotation></text:span><text:span text:style-name="T10"><draw:control draw:control="control19" draw:style-name="gr1" draw:text-style-name="P68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7"><text:span text:style-name="T67">do text if not self.folderCategory.startswith('UDC ')</text:span></text:p></office:annotation><draw:control draw:control="control9" draw:style-name="gr1" draw:text-style-name="P68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7"><text:span text:style-name="T67">do text if self.folderCategory.startswith('UDC ')</text:span></text:p></office:annotation></text:span><text:span text:style-name="T10"><draw:control draw:control="control26" draw:style-name="gr1" draw:text-style-name="P68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7"><text:span text:style-name="T67">do text if not self.folderCategory.startswith('UDC/D')</text:span></text:p></office:annotation><draw:control draw:control="control10" draw:style-name="gr1" draw:text-style-name="P68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7"><text:span text:style-name="T67">do text if self.folderCategory.startswith('UDC/D')</text:span></text:p></office:annotation></text:span><text:span text:style-name="T14"><draw:control draw:control="control27" draw:style-name="gr1" draw:text-style-name="P68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7"><text:span text:style-name="T67">do text if not self.folderCategory.startswith('LAP')</text:span></text:p></office:annotation><draw:control draw:control="control11" draw:style-name="gr1" draw:text-style-name="P68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7"><text:span text:style-name="T67">do text if self.folderCategory.startswith('LAP')</text:span></text:p></office:annotation></text:span><text:span text:style-name="T10"><draw:control draw:control="control28" draw:style-name="gr1" draw:text-style-name="P68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7"><text:span text:style-name="T67">do text if not self.folderCategory.startswith('LAP/M')</text:span></text:p></office:annotation><draw:control draw:control="control12" draw:style-name="gr1" draw:text-style-name="P68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7"><text:span text:style-name="T67">do text if self.folderCategory.startswith('LAP/M')</text:span></text:p></office:annotation></text:span><text:span text:style-name="T10"><draw:control draw:control="control29" draw:style-name="gr1" draw:text-style-name="P68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7"><text:span text:style-name="T67">do text if not self.folderCategory.startswith('LLDC')</text:span></text:p></office:annotation><draw:control draw:control="control13" draw:style-name="gr1" draw:text-style-name="P68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folderCategory.startswith('LLDC')</text:span></text:p></office:annotation></text:span><text:span text:style-name="T10"><draw:control draw:control="control30" draw:style-name="gr1" draw:text-style-name="P68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7"><text:span text:style-name="T67">do text if not self.folderCategory.startswith('LLDC/M')</text:span></text:p></office:annotation><draw:control draw:control="control14" draw:style-name="gr1" draw:text-style-name="P68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7"><text:span text:style-name="T67">do text if self.folderCategory.startswith('LLDC/M')</text:span></text:p></office:annotation></text:span><text:span text:style-name="T10"><draw:control draw:control="control31" draw:style-name="gr1" draw:text-style-name="P68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8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8" draw:z-index="59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66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7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7"><text:span text:style-name="T67">do text if not self.isInPCA</text:span></text:p></office:annotation><draw:control draw:control="control41" draw:style-name="gr1" draw:text-style-name="P68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7"><text:span text:style-name="T67">do text if self.isInPCA</text:span></text:p></office:annotation><draw:control draw:control="control42" draw:style-name="gr1" draw:text-style-name="P68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7"><text:span text:style-name="T67">do text</text:span></text:p><text:p text:style-name="P67"><text:span text:style-name="T67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7"><text:span text:style-name="T67">do text if not self.isInSubdivision</text:span></text:p></office:annotation><text:s/><draw:control draw:control="control43" draw:style-name="gr1" draw:text-style-name="P68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7"><text:span text:style-name="T67">do text if self.isInSubdivision</text:span></text:p></office:annotation><text:s/><draw:control draw:control="control44" draw:style-name="gr1" draw:text-style-name="P68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7"><text:span text:style-name="T67">do text</text:span></text:p><text:p text:style-name="P67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7"><text:span text:style-name="T67">do text if not derogation.count(u'au Plan de secteur')</text:span></text:p></office:annotation><draw:control draw:control="control49" draw:style-name="gr1" draw:text-style-name="P68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7"><text:span text:style-name="T67">do text if self.derogation.count(u'au Plan de secteur')</text:span></text:p></office:annotation><draw:control draw:control="control50" draw:style-name="gr1" draw:text-style-name="P68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7"><text:span text:style-name="T67">do text if not self.derogation.count(u"au Plan Communal d'Am\xe9nagement")</text:span></text:p></office:annotation><draw:control draw:control="control48" draw:style-name="gr1" draw:text-style-name="P68" draw:z-index="47" svg:height="0.399cm" svg:width="0.447cm" text:anchor-type="as-char"/>au PCA.</text:p>
                  <text:p text:style-name="P42"><office:annotation><dc:creator>Ngaha </dc:creator><dc:date>2015-06-16T10:30:51</dc:date><text:p text:style-name="P67"><text:span text:style-name="T67">do text if self.derogation.count(u"au Plan Communal d'Am\xe9nagement")</text:span></text:p></office:annotation><draw:control draw:control="control51" draw:style-name="gr1" draw:text-style-name="P68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7"><text:span text:style-name="T67">do text if not self.derogation.count(u"au Lotissement")</text:span></text:p></office:annotation><draw:control draw:control="control47" draw:style-name="gr1" draw:text-style-name="P68" draw:z-index="46" svg:height="0.399cm" svg:width="0.447cm" text:anchor-type="as-char"/>au lotissement</text:p>
                  <text:p text:style-name="P42"><office:annotation><dc:creator>Ngaha </dc:creator><dc:date>2015-06-16T10:35:59</dc:date><text:p text:style-name="P67"><text:span text:style-name="T67">do text if self.derogation.count(u"au Lotissement")</text:span></text:p></office:annotation><draw:control draw:control="control52" draw:style-name="gr1" draw:text-style-name="P68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7"><text:span text:style-name="T67">do text if not self.derogation.count(u"au R\xe8glement Communal d'Urbanisme")</text:span></text:p></office:annotation><draw:control draw:control="control46" draw:style-name="gr1" draw:text-style-name="P68" draw:z-index="45" svg:height="0.399cm" svg:width="0.447cm" text:anchor-type="as-char"/>au RCU</text:p>
                  <text:p text:style-name="P42"><office:annotation><dc:creator>Ngaha </dc:creator><dc:date>2015-06-16T10:37:48</dc:date><text:p text:style-name="P67"><text:span text:style-name="T67">do text if self.derogation.count(u"au R\xe8glement Communal d'Urbanisme")</text:span></text:p></office:annotation><draw:control draw:control="control53" draw:style-name="gr1" draw:text-style-name="P68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7"><text:span text:style-name="T67">do text if not self.derogation.count(u"au R\xe8glement R\xe9gional d'Urbanisme")</text:span></text:p></office:annotation><text:s/><draw:control draw:control="control45" draw:style-name="gr1" draw:text-style-name="P68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7"><text:span text:style-name="T67">do text if self.derogation.count(u"au R\xe8glement R\xe9gional d'Urbanisme")</text:span></text:p></office:annotation><text:s/><draw:control draw:control="control54" draw:style-name="gr1" draw:text-style-name="P68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7"><text:span text:style-name="T67">do text if not self.investigationStart</text:span></text:p></office:annotation><text:s/><draw:control draw:control="control32" draw:style-name="gr1" draw:text-style-name="P68" draw:z-index="31" svg:height="0.399cm" svg:width="0.447cm" text:anchor-type="as-char"/>oui <text:s/><draw:control draw:control="control33" draw:style-name="gr1" draw:text-style-name="P68" draw:z-index="32" svg:height="0.399cm" svg:width="0.447cm" text:anchor-type="as-char"/>du <text:s text:c="14"/>au <text:s text:c="14"/>Réclamation ? <text:s/><draw:control draw:control="control34" draw:style-name="gr1" draw:text-style-name="P68" draw:z-index="33" svg:height="0.399cm" svg:width="0.447cm" text:anchor-type="as-char"/></text:p>
            <text:p text:style-name="P41"><office:annotation><dc:creator>Ngaha </dc:creator><dc:date>2015-06-08T15:32:55</dc:date><text:p text:style-name="P67"><text:span text:style-name="T67">do text if self.investigationStart and ((self.investigationOralReclamationNumber &lt;= 0) and (self.investigationWriteReclamationNumber &lt;= 0))</text:span></text:p></office:annotation><text:s/><draw:control draw:control="control35" draw:style-name="gr1" draw:text-style-name="P68" draw:z-index="34" svg:height="0.399cm" svg:width="0.447cm" text:anchor-type="as-char"/>oui <text:s/><draw:control draw:control="control36" draw:style-name="gr1" draw:text-style-name="P68" draw:z-index="35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37" draw:style-name="gr1" draw:text-style-name="P68" draw:z-index="36" svg:height="0.399cm" svg:width="0.447cm" text:anchor-type="as-char"/></text:p>
            <text:p text:style-name="P41"><office:annotation><dc:creator>Ngaha </dc:creator><dc:date>2015-06-08T15:17:29</dc:date><text:p text:style-name="P67"><text:span text:style-name="T70">do text if self.investigationStart and ((self.investigationOralReclamationNumber &gt; 0) or (self.investigationWriteReclamationNumber &gt; 0))</text:span></text:p></office:annotation><text:s/><draw:control draw:control="control38" draw:style-name="gr1" draw:text-style-name="P68" draw:z-index="37" svg:height="0.399cm" svg:width="0.447cm" text:anchor-type="as-char"/>oui <text:s/><draw:control draw:control="control39" draw:style-name="gr1" draw:text-style-name="P68" draw:z-index="38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40" draw:style-name="gr1" draw:text-style-name="P68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7"><text:span text:style-name="T67">do text if self.roadAdaptation.count(u"Non")</text:span></text:p></office:annotation><draw:control draw:control="control55" draw:style-name="gr1" draw:text-style-name="P68" draw:z-index="54" svg:height="0.399cm" svg:width="0.447cm" text:anchor-type="as-char"/>oui</text:p>
                  <text:p text:style-name="P42"><office:annotation><dc:creator>Ngaha </dc:creator><dc:date>2015-06-16T11:28:48</dc:date><text:p text:style-name="P67"><text:span text:style-name="T67">do text if self.roadAdaptation.count(u"Oui")</text:span></text:p></office:annotation><draw:control draw:control="control56" draw:style-name="gr1" draw:text-style-name="P68" draw:z-index="55" svg:height="0.399cm" svg:width="0.447cm" text:anchor-type="as-char"/>oui</text:p>
                  <text:p text:style-name="P42"><text:span text:style-name="T6">Type de voirie </text:span>: <text:text-input text:description="">self.roadType</text:text-input><office:annotation><dc:creator>Ngaha </dc:creator><dc:date>2015-06-16T11:43:17</dc:date><text:p text:style-name="P67"><text:span text:style-name="T67">do text if not self.roadType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7"><text:span text:style-name="T71">do row for folderZoneValue in self.getValuesForTemplate('folderZone')</text:span></text:p></office:annotation><draw:control draw:control="control1" draw:style-name="gr1" draw:text-style-name="P68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ext:soft-page-break/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draw:control="control15" draw:style-name="gr1" draw:text-style-name="P68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draw:control="control57" draw:style-name="gr1" draw:text-style-name="P68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8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8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7"><text:span text:style-name="T67">do text if not self.roadType.count(u'Régionale')</text:span></text:p></office:annotation><text:s/><text:bookmark text:name="Unknown34"/><draw:control draw:control="control144" draw:style-name="gr1" draw:text-style-name="P68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7"><text:span text:style-name="T67">do text if self.roadType.count(u'Régionale')</text:span></text:p></office:annotation><text:s/><text:bookmark text:name="Unknown341"/><draw:control draw:control="control146" draw:style-name="gr1" draw:text-style-name="P68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8" draw:z-index="144" svg:height="0.399cm" svg:width="0.447cm" text:anchor-type="as-char"/>Communale</text:p>
      <text:p text:style-name="P3"><text:s/><draw:control draw:control="control143" draw:style-name="gr1" draw:text-style-name="P68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1"><draw:control draw:control="control117" draw:style-name="gr1" draw:text-style-name="P68" draw:z-index="116" svg:height="0.399cm" svg:width="0.447cm" text:anchor-type="as-char"/></text:span><text:span text:style-name="T10"><text:s/>ENQUETE</text:span></text:p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11"><draw:control draw:control="control116" draw:style-name="gr1" draw:text-style-name="P68" draw:z-index="115" svg:height="0.399cm" svg:width="0.447cm" text:anchor-type="as-char"/></text:span><text:span text:style-name="T10"><text:s/>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/text:span><text:span text:style-name="T45"><draw:control draw:control="control107" draw:style-name="gr1" draw:text-style-name="P68" draw:z-index="106" svg:height="0.399cm" svg:width="0.447cm" text:anchor-type="as-char"/></text:span><text:span text:style-name="T46"><text:s/>60 jours</text:span></text:p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/text:span><text:span text:style-name="T45"><draw:control draw:control="control108" draw:style-name="gr1" draw:text-style-name="P68" draw:z-index="107" svg:height="0.399cm" svg:width="0.447cm" text:anchor-type="as-char"/></text:span><text:span text:style-name="T46"><text:s/>105 jours</text:span></text:p>
      <text:p text:style-name="P4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text:span text:style-name="T65"><draw:control draw:control="control106" draw:style-name="gr1" draw:text-style-name="P68" draw:z-index="105" svg:height="0.399cm" svg:width="0.447cm" text:anchor-type="as-char"/></text:span><text:s/><text:span text:style-name="T10">145 jours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49"><draw:control draw:control="control100" draw:style-name="gr2" draw:text-style-name="P68" draw:z-index="99" svg:height="0.32cm" svg:width="0.331cm" svg:y="-0.302cm" text:anchor-type="as-char"/></text:span><text:span text:style-name="T49"><text:s/>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/text:span><text:span text:style-name="T45"><draw:control draw:control="control99" draw:style-name="gr1" draw:text-style-name="P68" draw:z-index="98" svg:height="0.399cm" svg:width="0.447cm" text:anchor-type="as-char"/></text:span><text:span text:style-name="T46"><text:s/>30 jours</text:span></text:p>
      <text:p text:style-name="P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Ubuntu" svg:font-family="Ubuntu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1" fo:font-family="Calibri" style:font-family-generic="swiss" style:font-pitch="variable" fo:font-size="11pt" fo:language="zxx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3:51:36.384839202</dc:date>
    <meta:editing-duration>P3DT13H34M27S</meta:editing-duration>
    <meta:editing-cycles>611</meta:editing-cycles>
    <meta:generator>LibreOffice/6.4.6.2$Linux_X86_64 LibreOffice_project/40$Build-2</meta:generator>
    <meta:document-statistic meta:table-count="17" meta:image-count="0" meta:object-count="0" meta:page-count="5" meta:paragraph-count="240" meta:word-count="1248" meta:character-count="8682" meta:non-whitespace-character-count="7296"/>
  </office:meta>
</office:document-meta>
</file>